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43" calcext:value-type="float">
            <text:p>143</text:p>
          </table:table-cell>
          <table:table-cell table:formula="of:=IF([.A1] &lt; [.A2]; 1; 0)" office:value-type="float" office:value="1" calcext:value-type="float">
            <text:p>1</text:p>
          </table:table-cell>
          <table:table-cell table:formula="of:=SUM([.B1:.B2000])"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[.A2] &lt; [.A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3] &lt; [.A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[.A4] &lt; [.A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5] &lt; [.A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[.A6] &lt; [.A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[.A7] &lt; [.A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[.A8] &lt; [.A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9] &lt; [.A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[.A10] &lt; [.A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[.A11] &lt; [.A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[.A12] &lt; [.A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[.A13] &lt; [.A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[.A14] &lt; [.A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[.A15] &lt; [.A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[.A16] &lt; [.A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([.A17] &lt; [.A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[.A18] &lt; [.A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19] &lt; [.A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[.A20] &lt; [.A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[.A21] &lt; [.A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[.A22] &lt; [.A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[.A23] &lt; [.A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[.A24] &lt; [.A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5] &lt; [.A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([.A26] &lt; [.A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([.A27] &lt; [.A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[.A28] &lt; [.A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9] &lt; [.A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[.A30] &lt; [.A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[.A31] &lt; [.A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[.A32] &lt; [.A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[.A33] &lt; [.A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[.A34] &lt; [.A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[.A35] &lt; [.A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[.A36] &lt; [.A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[.A37] &lt; [.A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[.A38] &lt; [.A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[.A39] &lt; [.A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[.A40] &lt; [.A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[.A41] &lt; [.A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42] &lt; [.A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[.A43] &lt; [.A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[.A44] &lt; [.A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[.A45] &lt; [.A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46] &lt; [.A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[.A47] &lt; [.A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[.A48] &lt; [.A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[.A49] &lt; [.A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50] &lt; [.A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51] &lt; [.A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[.A52] &lt; [.A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[.A53] &lt; [.A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[.A54] &lt; [.A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[.A55] &lt; [.A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[.A56] &lt; [.A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57] &lt; [.A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[.A58] &lt; [.A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[.A59] &lt; [.A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60] &lt; [.A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[.A61] &lt; [.A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[.A62] &lt; [.A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IF([.A63] &lt; [.A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[.A64] &lt; [.A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[.A65] &lt; [.A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66] &lt; [.A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[.A67] &lt; [.A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[.A68] &lt; [.A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IF([.A69] &lt; [.A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[.A70] &lt; [.A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[.A71] &lt; [.A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[.A72] &lt; [.A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[.A73] &lt; [.A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[.A74] &lt; [.A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[.A75] &lt; [.A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76] &lt; [.A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[.A77] &lt; [.A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[.A78] &lt; [.A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[.A79] &lt; [.A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[.A80] &lt; [.A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[.A81] &lt; [.A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[.A82] &lt; [.A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[.A83] &lt; [.A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[.A84] &lt; [.A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[.A85] &lt; [.A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[.A86] &lt; [.A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[.A87] &lt; [.A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[.A88] &lt; [.A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89] &lt; [.A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90] &lt; [.A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[.A91] &lt; [.A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[.A92] &lt; [.A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[.A93] &lt; [.A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[.A94] &lt; [.A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[.A95] &lt; [.A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[.A96] &lt; [.A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[.A97] &lt; [.A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98] &lt; [.A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99] &lt; [.A1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[.A100] &lt; [.A1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[.A101] &lt; [.A1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[.A102] &lt; [.A1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[.A103] &lt; [.A1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104] &lt; [.A1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[.A105] &lt; [.A1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[.A106] &lt; [.A1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[.A107] &lt; [.A1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[.A108] &lt; [.A1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[.A109] &lt; [.A1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110] &lt; [.A1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[.A111] &lt; [.A1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[.A112] &lt; [.A1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113] &lt; [.A1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[.A114] &lt; [.A1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[.A115] &lt; [.A1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[.A116] &lt; [.A1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[.A117] &lt; [.A1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[.A118] &lt; [.A1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[.A119] &lt; [.A1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[.A120] &lt; [.A1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[.A121] &lt; [.A1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[.A122] &lt; [.A1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[.A123] &lt; [.A1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[.A124] &lt; [.A1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[.A125] &lt; [.A1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[.A126] &lt; [.A1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[.A127] &lt; [.A1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[.A128] &lt; [.A1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[.A129] &lt; [.A1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[.A130] &lt; [.A1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131] &lt; [.A1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[.A132] &lt; [.A1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133] &lt; [.A1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134] &lt; [.A1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135] &lt; [.A1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[.A136] &lt; [.A1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[.A137] &lt; [.A1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138] &lt; [.A1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[.A139] &lt; [.A1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IF([.A140] &lt; [.A1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[.A141] &lt; [.A1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[.A142] &lt; [.A1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143] &lt; [.A1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144] &lt; [.A1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45] &lt; [.A1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[.A146] &lt; [.A1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[.A147] &lt; [.A1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[.A148] &lt; [.A1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[.A149] &lt; [.A1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[.A150] &lt; [.A1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[.A151] &lt; [.A1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[.A152] &lt; [.A1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[.A153] &lt; [.A1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154] &lt; [.A1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155] &lt; [.A1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156] &lt; [.A1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[.A157] &lt; [.A1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158] &lt; [.A1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IF([.A159] &lt; [.A1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[.A160] &lt; [.A1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[.A161] &lt; [.A1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[.A162] &lt; [.A1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163] &lt; [.A1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[.A164] &lt; [.A1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[.A165] &lt; [.A1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[.A166] &lt; [.A1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167] &lt; [.A1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[.A168] &lt; [.A1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[.A169] &lt; [.A1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[.A170] &lt; [.A1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[.A171] &lt; [.A1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[.A172] &lt; [.A1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[.A173] &lt; [.A1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IF([.A174] &lt; [.A1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[.A175] &lt; [.A1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[.A176] &lt; [.A1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177] &lt; [.A1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IF([.A178] &lt; [.A1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179] &lt; [.A1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[.A180] &lt; [.A1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[.A181] &lt; [.A1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[.A182] &lt; [.A1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[.A183] &lt; [.A1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[.A184] &lt; [.A1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[.A185] &lt; [.A1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[.A186] &lt; [.A1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[.A187] &lt; [.A1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[.A188] &lt; [.A1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[.A189] &lt; [.A1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[.A190] &lt; [.A1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[.A191] &lt; [.A1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[.A192] &lt; [.A1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193] &lt; [.A1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194] &lt; [.A1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[.A195] &lt; [.A1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196] &lt; [.A1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IF([.A197] &lt; [.A1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[.A198] &lt; [.A1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199] &lt; [.A2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200] &lt; [.A2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[.A201] &lt; [.A2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[.A202] &lt; [.A2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[.A203] &lt; [.A2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[.A204] &lt; [.A2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[.A205] &lt; [.A2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[.A206] &lt; [.A2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207] &lt; [.A2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208] &lt; [.A2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[.A209] &lt; [.A2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[.A210] &lt; [.A2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[.A211] &lt; [.A2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212] &lt; [.A2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[.A213] &lt; [.A2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[.A214] &lt; [.A2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215] &lt; [.A2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[.A216] &lt; [.A2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[.A217] &lt; [.A2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[.A218] &lt; [.A2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[.A219] &lt; [.A2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[.A220] &lt; [.A2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[.A221] &lt; [.A2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[.A222] &lt; [.A2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223] &lt; [.A2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[.A224] &lt; [.A2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[.A225] &lt; [.A2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[.A226] &lt; [.A2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[.A227] &lt; [.A2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[.A228] &lt; [.A2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[.A229] &lt; [.A2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[.A230] &lt; [.A2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[.A231] &lt; [.A2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[.A232] &lt; [.A2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[.A233] &lt; [.A2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[.A234] &lt; [.A2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235] &lt; [.A2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36] &lt; [.A2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IF([.A237] &lt; [.A2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38] &lt; [.A2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IF([.A239] &lt; [.A2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IF([.A240] &lt; [.A2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IF([.A241] &lt; [.A2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IF([.A242] &lt; [.A2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IF([.A243] &lt; [.A2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IF([.A244] &lt; [.A2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IF([.A245] &lt; [.A2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IF([.A246] &lt; [.A2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IF([.A247] &lt; [.A2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IF([.A248] &lt; [.A2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IF([.A249] &lt; [.A2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IF([.A250] &lt; [.A2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IF([.A251] &lt; [.A2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IF([.A252] &lt; [.A2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IF([.A253] &lt; [.A2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IF([.A254] &lt; [.A2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IF([.A255] &lt; [.A2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256] &lt; [.A2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IF([.A257] &lt; [.A2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258] &lt; [.A2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IF([.A259] &lt; [.A2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IF([.A260] &lt; [.A2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IF([.A261] &lt; [.A2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IF([.A262] &lt; [.A2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IF([.A263] &lt; [.A2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IF([.A264] &lt; [.A2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IF([.A265] &lt; [.A2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IF([.A266] &lt; [.A2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IF([.A267] &lt; [.A2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IF([.A268] &lt; [.A2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IF([.A269] &lt; [.A2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IF([.A270] &lt; [.A2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IF([.A271] &lt; [.A2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IF([.A272] &lt; [.A2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IF([.A273] &lt; [.A2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IF([.A274] &lt; [.A2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IF([.A275] &lt; [.A2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IF([.A276] &lt; [.A2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IF([.A277] &lt; [.A2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IF([.A278] &lt; [.A2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IF([.A279] &lt; [.A2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IF([.A280] &lt; [.A2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IF([.A281] &lt; [.A2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IF([.A282] &lt; [.A2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IF([.A283] &lt; [.A2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IF([.A284] &lt; [.A2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IF([.A285] &lt; [.A2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IF([.A286] &lt; [.A2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IF([.A287] &lt; [.A2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IF([.A288] &lt; [.A2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IF([.A289] &lt; [.A2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IF([.A290] &lt; [.A2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291] &lt; [.A2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IF([.A292] &lt; [.A2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IF([.A293] &lt; [.A2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IF([.A294] &lt; [.A2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IF([.A295] &lt; [.A2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IF([.A296] &lt; [.A2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IF([.A297] &lt; [.A2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IF([.A298] &lt; [.A2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IF([.A299] &lt; [.A3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IF([.A300] &lt; [.A3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IF([.A301] &lt; [.A3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IF([.A302] &lt; [.A3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IF([.A303] &lt; [.A3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IF([.A304] &lt; [.A3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IF([.A305] &lt; [.A3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IF([.A306] &lt; [.A3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IF([.A307] &lt; [.A3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IF([.A308] &lt; [.A3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IF([.A309] &lt; [.A3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IF([.A310] &lt; [.A3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IF([.A311] &lt; [.A3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IF([.A312] &lt; [.A3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IF([.A313] &lt; [.A3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IF([.A314] &lt; [.A3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IF([.A315] &lt; [.A3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IF([.A316] &lt; [.A3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IF([.A317] &lt; [.A3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IF([.A318] &lt; [.A3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IF([.A319] &lt; [.A3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IF([.A320] &lt; [.A3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IF([.A321] &lt; [.A3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IF([.A322] &lt; [.A3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IF([.A323] &lt; [.A3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IF([.A324] &lt; [.A3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IF([.A325] &lt; [.A3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IF([.A326] &lt; [.A3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IF([.A327] &lt; [.A3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IF([.A328] &lt; [.A3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IF([.A329] &lt; [.A3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IF([.A330] &lt; [.A3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IF([.A331] &lt; [.A3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IF([.A332] &lt; [.A3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IF([.A333] &lt; [.A3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IF([.A334] &lt; [.A3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IF([.A335] &lt; [.A3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IF([.A336] &lt; [.A3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IF([.A337] &lt; [.A3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IF([.A338] &lt; [.A3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IF([.A339] &lt; [.A3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IF([.A340] &lt; [.A3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IF([.A341] &lt; [.A3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IF([.A342] &lt; [.A3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IF([.A343] &lt; [.A3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IF([.A344] &lt; [.A3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IF([.A345] &lt; [.A3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IF([.A346] &lt; [.A3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IF([.A347] &lt; [.A3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IF([.A348] &lt; [.A3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IF([.A349] &lt; [.A3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IF([.A350] &lt; [.A3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IF([.A351] &lt; [.A3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IF([.A352] &lt; [.A3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IF([.A353] &lt; [.A3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IF([.A354] &lt; [.A3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IF([.A355] &lt; [.A3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[.A356] &lt; [.A3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[.A357] &lt; [.A3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table:formula="of:=IF([.A358] &lt; [.A3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[.A359] &lt; [.A3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IF([.A360] &lt; [.A3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[.A361] &lt; [.A3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362] &lt; [.A3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IF([.A363] &lt; [.A3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[.A364] &lt; [.A3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table:formula="of:=IF([.A365] &lt; [.A3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formula="of:=IF([.A366] &lt; [.A3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IF([.A367] &lt; [.A3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[.A368] &lt; [.A3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table:formula="of:=IF([.A369] &lt; [.A3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formula="of:=IF([.A370] &lt; [.A3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IF([.A371] &lt; [.A3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IF([.A372] &lt; [.A3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formula="of:=IF([.A373] &lt; [.A3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IF([.A374] &lt; [.A3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IF([.A375] &lt; [.A3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table:formula="of:=IF([.A376] &lt; [.A3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table:formula="of:=IF([.A377] &lt; [.A3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IF([.A378] &lt; [.A3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formula="of:=IF([.A379] &lt; [.A3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IF([.A380] &lt; [.A3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IF([.A381] &lt; [.A3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IF([.A382] &lt; [.A3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IF([.A383] &lt; [.A3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IF([.A384] &lt; [.A3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table:formula="of:=IF([.A385] &lt; [.A3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IF([.A386] &lt; [.A3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IF([.A387] &lt; [.A3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table:formula="of:=IF([.A388] &lt; [.A3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IF([.A389] &lt; [.A3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table:formula="of:=IF([.A390] &lt; [.A3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IF([.A391] &lt; [.A3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IF([.A392] &lt; [.A3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IF([.A393] &lt; [.A3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table:formula="of:=IF([.A394] &lt; [.A3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table:formula="of:=IF([.A395] &lt; [.A3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table:formula="of:=IF([.A396] &lt; [.A3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IF([.A397] &lt; [.A3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IF([.A398] &lt; [.A3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IF([.A399] &lt; [.A4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table:formula="of:=IF([.A400] &lt; [.A4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IF([.A401] &lt; [.A4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IF([.A402] &lt; [.A4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IF([.A403] &lt; [.A4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formula="of:=IF([.A404] &lt; [.A4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IF([.A405] &lt; [.A4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table:formula="of:=IF([.A406] &lt; [.A4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table:formula="of:=IF([.A407] &lt; [.A4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IF([.A408] &lt; [.A4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IF([.A409] &lt; [.A4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IF([.A410] &lt; [.A4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table:formula="of:=IF([.A411] &lt; [.A4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412] &lt; [.A4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IF([.A413] &lt; [.A4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IF([.A414] &lt; [.A4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IF([.A415] &lt; [.A4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table:formula="of:=IF([.A416] &lt; [.A4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IF([.A417] &lt; [.A4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formula="of:=IF([.A418] &lt; [.A4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IF([.A419] &lt; [.A4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420] &lt; [.A4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421] &lt; [.A4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IF([.A422] &lt; [.A4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423] &lt; [.A4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IF([.A424] &lt; [.A4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425] &lt; [.A4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426] &lt; [.A4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table:formula="of:=IF([.A427] &lt; [.A4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IF([.A428] &lt; [.A4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IF([.A429] &lt; [.A4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IF([.A430] &lt; [.A4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table:formula="of:=IF([.A431] &lt; [.A4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IF([.A432] &lt; [.A4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table:formula="of:=IF([.A433] &lt; [.A4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table:formula="of:=IF([.A434] &lt; [.A4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IF([.A435] &lt; [.A4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IF([.A436] &lt; [.A4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IF([.A437] &lt; [.A4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438] &lt; [.A4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IF([.A439] &lt; [.A4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table:formula="of:=IF([.A440] &lt; [.A4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IF([.A441] &lt; [.A4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IF([.A442] &lt; [.A4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table:formula="of:=IF([.A443] &lt; [.A4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table:formula="of:=IF([.A444] &lt; [.A4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IF([.A445] &lt; [.A4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IF([.A446] &lt; [.A4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table:formula="of:=IF([.A447] &lt; [.A4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table:formula="of:=IF([.A448] &lt; [.A4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449] &lt; [.A4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IF([.A450] &lt; [.A4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IF([.A451] &lt; [.A4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IF([.A452] &lt; [.A4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IF([.A453] &lt; [.A4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54] &lt; [.A4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IF([.A455] &lt; [.A4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56] &lt; [.A4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IF([.A457] &lt; [.A4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IF([.A458] &lt; [.A4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table:formula="of:=IF([.A459] &lt; [.A4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IF([.A460] &lt; [.A4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IF([.A461] &lt; [.A4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IF([.A462] &lt; [.A4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IF([.A463] &lt; [.A4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IF([.A464] &lt; [.A4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table:formula="of:=IF([.A465] &lt; [.A4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formula="of:=IF([.A466] &lt; [.A4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467] &lt; [.A4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table:formula="of:=IF([.A468] &lt; [.A4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IF([.A469] &lt; [.A4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table:formula="of:=IF([.A470] &lt; [.A4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table:formula="of:=IF([.A471] &lt; [.A4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IF([.A472] &lt; [.A4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IF([.A473] &lt; [.A47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IF([.A474] &lt; [.A4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IF([.A475] &lt; [.A4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IF([.A476] &lt; [.A4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IF([.A477] &lt; [.A4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IF([.A478] &lt; [.A4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table:formula="of:=IF([.A479] &lt; [.A4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IF([.A480] &lt; [.A4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formula="of:=IF([.A481] &lt; [.A4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table:formula="of:=IF([.A482] &lt; [.A4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table:formula="of:=IF([.A483] &lt; [.A4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IF([.A484] &lt; [.A4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IF([.A485] &lt; [.A4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IF([.A486] &lt; [.A4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IF([.A487] &lt; [.A4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table:formula="of:=IF([.A488] &lt; [.A4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IF([.A489] &lt; [.A4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formula="of:=IF([.A490] &lt; [.A4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IF([.A491] &lt; [.A4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IF([.A492] &lt; [.A4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IF([.A493] &lt; [.A4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formula="of:=IF([.A494] &lt; [.A4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IF([.A495] &lt; [.A4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IF([.A496] &lt; [.A4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IF([.A497] &lt; [.A4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formula="of:=IF([.A498] &lt; [.A4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IF([.A499] &lt; [.A5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IF([.A500] &lt; [.A5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table:formula="of:=IF([.A501] &lt; [.A5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table:formula="of:=IF([.A502] &lt; [.A5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IF([.A503] &lt; [.A5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IF([.A504] &lt; [.A5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IF([.A505] &lt; [.A5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IF([.A506] &lt; [.A5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IF([.A507] &lt; [.A5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IF([.A508] &lt; [.A5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[.A509] &lt; [.A5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IF([.A510] &lt; [.A5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IF([.A511] &lt; [.A5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IF([.A512] &lt; [.A5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IF([.A513] &lt; [.A5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IF([.A514] &lt; [.A5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[.A515] &lt; [.A5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[.A516] &lt; [.A5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IF([.A517] &lt; [.A5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IF([.A518] &lt; [.A5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IF([.A519] &lt; [.A5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[.A520] &lt; [.A5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IF([.A521] &lt; [.A5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IF([.A522] &lt; [.A5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IF([.A523] &lt; [.A5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IF([.A524] &lt; [.A5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IF([.A525] &lt; [.A5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IF([.A526] &lt; [.A5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527] &lt; [.A5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IF([.A528] &lt; [.A5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IF([.A529] &lt; [.A5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IF([.A530] &lt; [.A5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IF([.A531] &lt; [.A5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IF([.A532] &lt; [.A5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IF([.A533] &lt; [.A5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IF([.A534] &lt; [.A5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IF([.A535] &lt; [.A5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IF([.A536] &lt; [.A5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IF([.A537] &lt; [.A5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IF([.A538] &lt; [.A5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IF([.A539] &lt; [.A5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IF([.A540] &lt; [.A5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IF([.A541] &lt; [.A5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IF([.A542] &lt; [.A5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IF([.A543] &lt; [.A5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IF([.A544] &lt; [.A5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IF([.A545] &lt; [.A5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IF([.A546] &lt; [.A5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IF([.A547] &lt; [.A5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IF([.A548] &lt; [.A5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IF([.A549] &lt; [.A5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IF([.A550] &lt; [.A5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table:formula="of:=IF([.A551] &lt; [.A5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IF([.A552] &lt; [.A5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IF([.A553] &lt; [.A5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IF([.A554] &lt; [.A5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IF([.A555] &lt; [.A5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formula="of:=IF([.A556] &lt; [.A5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IF([.A557] &lt; [.A5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table:formula="of:=IF([.A558] &lt; [.A5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table:formula="of:=IF([.A559] &lt; [.A5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table:formula="of:=IF([.A560] &lt; [.A5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IF([.A561] &lt; [.A5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IF([.A562] &lt; [.A5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563] &lt; [.A5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564] &lt; [.A5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565] &lt; [.A5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table:formula="of:=IF([.A566] &lt; [.A5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IF([.A567] &lt; [.A5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formula="of:=IF([.A568] &lt; [.A5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IF([.A569] &lt; [.A5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570] &lt; [.A5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IF([.A571] &lt; [.A5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IF([.A572] &lt; [.A5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IF([.A573] &lt; [.A5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IF([.A574] &lt; [.A5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IF([.A575] &lt; [.A5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IF([.A576] &lt; [.A5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IF([.A577] &lt; [.A5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formula="of:=IF([.A578] &lt; [.A5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table:formula="of:=IF([.A579] &lt; [.A5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table:formula="of:=IF([.A580] &lt; [.A5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table:formula="of:=IF([.A581] &lt; [.A5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IF([.A582] &lt; [.A5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formula="of:=IF([.A583] &lt; [.A5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table:formula="of:=IF([.A584] &lt; [.A5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table:formula="of:=IF([.A585] &lt; [.A5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table:formula="of:=IF([.A586] &lt; [.A5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IF([.A587] &lt; [.A5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IF([.A588] &lt; [.A5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table:formula="of:=IF([.A589] &lt; [.A5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IF([.A590] &lt; [.A5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IF([.A591] &lt; [.A5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IF([.A592] &lt; [.A5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IF([.A593] &lt; [.A5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IF([.A594] &lt; [.A5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table:formula="of:=IF([.A595] &lt; [.A5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IF([.A596] &lt; [.A5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IF([.A597] &lt; [.A5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IF([.A598] &lt; [.A5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IF([.A599] &lt; [.A6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IF([.A600] &lt; [.A6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IF([.A601] &lt; [.A6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IF([.A602] &lt; [.A6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IF([.A603] &lt; [.A6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table:formula="of:=IF([.A604] &lt; [.A6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IF([.A605] &lt; [.A6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formula="of:=IF([.A606] &lt; [.A6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table:formula="of:=IF([.A607] &lt; [.A6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IF([.A608] &lt; [.A6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table:formula="of:=IF([.A609] &lt; [.A6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formula="of:=IF([.A610] &lt; [.A6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table:formula="of:=IF([.A611] &lt; [.A6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formula="of:=IF([.A612] &lt; [.A6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IF([.A613] &lt; [.A6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614] &lt; [.A6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formula="of:=IF([.A615] &lt; [.A6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IF([.A616] &lt; [.A6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617] &lt; [.A6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618] &lt; [.A6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619] &lt; [.A6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620] &lt; [.A6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table:formula="of:=IF([.A621] &lt; [.A6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IF([.A622] &lt; [.A6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IF([.A623] &lt; [.A6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IF([.A624] &lt; [.A6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table:formula="of:=IF([.A625] &lt; [.A6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table:formula="of:=IF([.A626] &lt; [.A6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IF([.A627] &lt; [.A6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IF([.A628] &lt; [.A6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table:formula="of:=IF([.A629] &lt; [.A6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IF([.A630] &lt; [.A6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IF([.A631] &lt; [.A6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table:formula="of:=IF([.A632] &lt; [.A6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table:formula="of:=IF([.A633] &lt; [.A6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table:formula="of:=IF([.A634] &lt; [.A6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IF([.A635] &lt; [.A6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table:formula="of:=IF([.A636] &lt; [.A6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IF([.A637] &lt; [.A6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table:formula="of:=IF([.A638] &lt; [.A6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table:formula="of:=IF([.A639] &lt; [.A6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IF([.A640] &lt; [.A6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IF([.A641] &lt; [.A6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IF([.A642] &lt; [.A6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[.A643] &lt; [.A6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IF([.A644] &lt; [.A6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IF([.A645] &lt; [.A6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table:formula="of:=IF([.A646] &lt; [.A6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IF([.A647] &lt; [.A6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IF([.A648] &lt; [.A6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IF([.A649] &lt; [.A6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IF([.A650] &lt; [.A6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IF([.A651] &lt; [.A6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IF([.A652] &lt; [.A6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formula="of:=IF([.A653] &lt; [.A6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table:formula="of:=IF([.A654] &lt; [.A6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table:formula="of:=IF([.A655] &lt; [.A6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IF([.A656] &lt; [.A6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table:formula="of:=IF([.A657] &lt; [.A6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IF([.A658] &lt; [.A6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IF([.A659] &lt; [.A6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IF([.A660] &lt; [.A6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table:formula="of:=IF([.A661] &lt; [.A6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IF([.A662] &lt; [.A6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IF([.A663] &lt; [.A6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IF([.A664] &lt; [.A6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table:formula="of:=IF([.A665] &lt; [.A6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table:formula="of:=IF([.A666] &lt; [.A6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IF([.A667] &lt; [.A6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IF([.A668] &lt; [.A6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formula="of:=IF([.A669] &lt; [.A6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table:formula="of:=IF([.A670] &lt; [.A6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table:formula="of:=IF([.A671] &lt; [.A6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IF([.A672] &lt; [.A6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IF([.A673] &lt; [.A6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table:formula="of:=IF([.A674] &lt; [.A6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table:formula="of:=IF([.A675] &lt; [.A6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table:formula="of:=IF([.A676] &lt; [.A6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IF([.A677] &lt; [.A6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table:formula="of:=IF([.A678] &lt; [.A6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table:formula="of:=IF([.A679] &lt; [.A6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IF([.A680] &lt; [.A6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table:formula="of:=IF([.A681] &lt; [.A6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formula="of:=IF([.A682] &lt; [.A6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table:formula="of:=IF([.A683] &lt; [.A6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formula="of:=IF([.A684] &lt; [.A6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IF([.A685] &lt; [.A6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table:formula="of:=IF([.A686] &lt; [.A6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IF([.A687] &lt; [.A6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IF([.A688] &lt; [.A6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table:formula="of:=IF([.A689] &lt; [.A6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table:formula="of:=IF([.A690] &lt; [.A6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IF([.A691] &lt; [.A6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table:formula="of:=IF([.A692] &lt; [.A6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IF([.A693] &lt; [.A6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table:formula="of:=IF([.A694] &lt; [.A6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formula="of:=IF([.A695] &lt; [.A6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IF([.A696] &lt; [.A6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formula="of:=IF([.A697] &lt; [.A6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IF([.A698] &lt; [.A6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IF([.A699] &lt; [.A7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IF([.A700] &lt; [.A7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IF([.A701] &lt; [.A7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IF([.A702] &lt; [.A7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table:formula="of:=IF([.A703] &lt; [.A7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table:formula="of:=IF([.A704] &lt; [.A7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table:formula="of:=IF([.A705] &lt; [.A7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table:formula="of:=IF([.A706] &lt; [.A7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formula="of:=IF([.A707] &lt; [.A7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table:formula="of:=IF([.A708] &lt; [.A7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table:formula="of:=IF([.A709] &lt; [.A7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710] &lt; [.A7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table:formula="of:=IF([.A711] &lt; [.A7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IF([.A712] &lt; [.A7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table:formula="of:=IF([.A713] &lt; [.A7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IF([.A714] &lt; [.A7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IF([.A715] &lt; [.A7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table:formula="of:=IF([.A716] &lt; [.A7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IF([.A717] &lt; [.A7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formula="of:=IF([.A718] &lt; [.A7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formula="of:=IF([.A719] &lt; [.A7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IF([.A720] &lt; [.A7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721] &lt; [.A7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IF([.A722] &lt; [.A7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723] &lt; [.A7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table:formula="of:=IF([.A724] &lt; [.A7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725] &lt; [.A7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table:formula="of:=IF([.A726] &lt; [.A7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formula="of:=IF([.A727] &lt; [.A7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IF([.A728] &lt; [.A7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A729] &lt; [.A7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IF([.A730] &lt; [.A7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IF([.A731] &lt; [.A7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IF([.A732] &lt; [.A7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733] &lt; [.A7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IF([.A734] &lt; [.A7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[.A735] &lt; [.A7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736] &lt; [.A7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IF([.A737] &lt; [.A7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738] &lt; [.A7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IF([.A739] &lt; [.A7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IF([.A740] &lt; [.A7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IF([.A741] &lt; [.A7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table:formula="of:=IF([.A742] &lt; [.A7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IF([.A743] &lt; [.A7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IF([.A744] &lt; [.A7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745] &lt; [.A7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table:formula="of:=IF([.A746] &lt; [.A7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formula="of:=IF([.A747] &lt; [.A7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748] &lt; [.A7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table:formula="of:=IF([.A749] &lt; [.A7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IF([.A750] &lt; [.A7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formula="of:=IF([.A751] &lt; [.A7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IF([.A752] &lt; [.A7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IF([.A753] &lt; [.A7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table:formula="of:=IF([.A754] &lt; [.A7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IF([.A755] &lt; [.A7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IF([.A756] &lt; [.A7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table:formula="of:=IF([.A757] &lt; [.A7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IF([.A758] &lt; [.A7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table:formula="of:=IF([.A759] &lt; [.A7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IF([.A760] &lt; [.A7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table:formula="of:=IF([.A761] &lt; [.A7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762] &lt; [.A7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IF([.A763] &lt; [.A7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IF([.A764] &lt; [.A7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IF([.A765] &lt; [.A7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table:formula="of:=IF([.A766] &lt; [.A7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IF([.A767] &lt; [.A7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IF([.A768] &lt; [.A7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IF([.A769] &lt; [.A7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770] &lt; [.A7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IF([.A771] &lt; [.A7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IF([.A772] &lt; [.A7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formula="of:=IF([.A773] &lt; [.A7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IF([.A774] &lt; [.A7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IF([.A775] &lt; [.A7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IF([.A776] &lt; [.A7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IF([.A777] &lt; [.A7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table:formula="of:=IF([.A778] &lt; [.A7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IF([.A779] &lt; [.A7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IF([.A780] &lt; [.A7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IF([.A781] &lt; [.A7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table:formula="of:=IF([.A782] &lt; [.A7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table:formula="of:=IF([.A783] &lt; [.A7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table:formula="of:=IF([.A784] &lt; [.A7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IF([.A785] &lt; [.A7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IF([.A786] &lt; [.A7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IF([.A787] &lt; [.A7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formula="of:=IF([.A788] &lt; [.A7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IF([.A789] &lt; [.A7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[.A790] &lt; [.A7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IF([.A791] &lt; [.A7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table:formula="of:=IF([.A792] &lt; [.A7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IF([.A793] &lt; [.A7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IF([.A794] &lt; [.A7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IF([.A795] &lt; [.A7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[.A796] &lt; [.A7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IF([.A797] &lt; [.A7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IF([.A798] &lt; [.A7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formula="of:=IF([.A799] &lt; [.A8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table:formula="of:=IF([.A800] &lt; [.A8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801] &lt; [.A8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IF([.A802] &lt; [.A8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table:formula="of:=IF([.A803] &lt; [.A8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IF([.A804] &lt; [.A8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IF([.A805] &lt; [.A8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IF([.A806] &lt; [.A8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formula="of:=IF([.A807] &lt; [.A8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IF([.A808] &lt; [.A8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809] &lt; [.A8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IF([.A810] &lt; [.A8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IF([.A811] &lt; [.A8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IF([.A812] &lt; [.A8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IF([.A813] &lt; [.A8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table:formula="of:=IF([.A814] &lt; [.A8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formula="of:=IF([.A815] &lt; [.A8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IF([.A816] &lt; [.A8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formula="of:=IF([.A817] &lt; [.A8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818] &lt; [.A8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formula="of:=IF([.A819] &lt; [.A8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IF([.A820] &lt; [.A8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IF([.A821] &lt; [.A8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IF([.A822] &lt; [.A8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table:formula="of:=IF([.A823] &lt; [.A8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IF([.A824] &lt; [.A8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825] &lt; [.A8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table:formula="of:=IF([.A826] &lt; [.A8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IF([.A827] &lt; [.A8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table:formula="of:=IF([.A828] &lt; [.A8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table:formula="of:=IF([.A829] &lt; [.A8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IF([.A830] &lt; [.A8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formula="of:=IF([.A831] &lt; [.A8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table:formula="of:=IF([.A832] &lt; [.A8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IF([.A833] &lt; [.A8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IF([.A834] &lt; [.A8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IF([.A835] &lt; [.A8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IF([.A836] &lt; [.A8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837] &lt; [.A8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IF([.A838] &lt; [.A8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IF([.A839] &lt; [.A8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IF([.A840] &lt; [.A8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IF([.A841] &lt; [.A8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IF([.A842] &lt; [.A8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IF([.A843] &lt; [.A8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IF([.A844] &lt; [.A8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IF([.A845] &lt; [.A8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IF([.A846] &lt; [.A8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IF([.A847] &lt; [.A8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IF([.A848] &lt; [.A8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IF([.A849] &lt; [.A8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IF([.A850] &lt; [.A8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IF([.A851] &lt; [.A8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IF([.A852] &lt; [.A8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IF([.A853] &lt; [.A8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IF([.A854] &lt; [.A8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IF([.A855] &lt; [.A8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IF([.A856] &lt; [.A8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857] &lt; [.A8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IF([.A858] &lt; [.A8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IF([.A859] &lt; [.A8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IF([.A860] &lt; [.A8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IF([.A861] &lt; [.A8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IF([.A862] &lt; [.A8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IF([.A863] &lt; [.A86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IF([.A864] &lt; [.A8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IF([.A865] &lt; [.A8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IF([.A866] &lt; [.A8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IF([.A867] &lt; [.A8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IF([.A868] &lt; [.A8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IF([.A869] &lt; [.A8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IF([.A870] &lt; [.A8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IF([.A871] &lt; [.A8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IF([.A872] &lt; [.A8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IF([.A873] &lt; [.A8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IF([.A874] &lt; [.A8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875] &lt; [.A8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IF([.A876] &lt; [.A87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IF([.A877] &lt; [.A8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IF([.A878] &lt; [.A8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IF([.A879] &lt; [.A8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IF([.A880] &lt; [.A8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IF([.A881] &lt; [.A8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IF([.A882] &lt; [.A8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IF([.A883] &lt; [.A8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IF([.A884] &lt; [.A8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IF([.A885] &lt; [.A8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IF([.A886] &lt; [.A8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IF([.A887] &lt; [.A8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IF([.A888] &lt; [.A8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IF([.A889] &lt; [.A8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IF([.A890] &lt; [.A8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IF([.A891] &lt; [.A8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IF([.A892] &lt; [.A8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IF([.A893] &lt; [.A8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IF([.A894] &lt; [.A8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IF([.A895] &lt; [.A8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IF([.A896] &lt; [.A8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5" calcext:value-type="float">
            <text:p>3245</text:p>
          </table:table-cell>
          <table:table-cell table:formula="of:=IF([.A897] &lt; [.A8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IF([.A898] &lt; [.A8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9" calcext:value-type="float">
            <text:p>3259</text:p>
          </table:table-cell>
          <table:table-cell table:formula="of:=IF([.A899] &lt; [.A9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900] &lt; [.A9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A901] &lt; [.A9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73" calcext:value-type="float">
            <text:p>3273</text:p>
          </table:table-cell>
          <table:table-cell table:formula="of:=IF([.A902] &lt; [.A9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table:formula="of:=IF([.A903] &lt; [.A9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IF([.A904] &lt; [.A9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IF([.A905] &lt; [.A9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IF([.A906] &lt; [.A9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IF([.A907] &lt; [.A9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6" calcext:value-type="float">
            <text:p>3256</text:p>
          </table:table-cell>
          <table:table-cell table:formula="of:=IF([.A908] &lt; [.A9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IF([.A909] &lt; [.A9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IF([.A910] &lt; [.A9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52" calcext:value-type="float">
            <text:p>3252</text:p>
          </table:table-cell>
          <table:table-cell table:formula="of:=IF([.A911] &lt; [.A9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table:formula="of:=IF([.A912] &lt; [.A9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IF([.A913] &lt; [.A9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IF([.A914] &lt; [.A9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IF([.A915] &lt; [.A9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formula="of:=IF([.A916] &lt; [.A9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IF([.A917] &lt; [.A9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formula="of:=IF([.A918] &lt; [.A9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formula="of:=IF([.A919] &lt; [.A9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IF([.A920] &lt; [.A9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IF([.A921] &lt; [.A9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IF([.A922] &lt; [.A9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[.A923] &lt; [.A9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table:formula="of:=IF([.A924] &lt; [.A9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[.A925] &lt; [.A9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IF([.A926] &lt; [.A9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IF([.A927] &lt; [.A9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IF([.A928] &lt; [.A9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IF([.A929] &lt; [.A9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table:formula="of:=IF([.A930] &lt; [.A9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1" calcext:value-type="float">
            <text:p>3361</text:p>
          </table:table-cell>
          <table:table-cell table:formula="of:=IF([.A931] &lt; [.A9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IF([.A932] &lt; [.A9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IF([.A933] &lt; [.A9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table:formula="of:=IF([.A934] &lt; [.A9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11" calcext:value-type="float">
            <text:p>3411</text:p>
          </table:table-cell>
          <table:table-cell table:formula="of:=IF([.A935] &lt; [.A9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33" calcext:value-type="float">
            <text:p>3433</text:p>
          </table:table-cell>
          <table:table-cell table:formula="of:=IF([.A936] &lt; [.A9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2" calcext:value-type="float">
            <text:p>3452</text:p>
          </table:table-cell>
          <table:table-cell table:formula="of:=IF([.A937] &lt; [.A9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IF([.A938] &lt; [.A9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table:formula="of:=IF([.A939] &lt; [.A9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940] &lt; [.A9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69" calcext:value-type="float">
            <text:p>3469</text:p>
          </table:table-cell>
          <table:table-cell table:formula="of:=IF([.A941] &lt; [.A9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IF([.A942] &lt; [.A9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IF([.A943] &lt; [.A9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IF([.A944] &lt; [.A9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494" calcext:value-type="float">
            <text:p>3494</text:p>
          </table:table-cell>
          <table:table-cell table:formula="of:=IF([.A945] &lt; [.A9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table:formula="of:=IF([.A946] &lt; [.A9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19" calcext:value-type="float">
            <text:p>3519</text:p>
          </table:table-cell>
          <table:table-cell table:formula="of:=IF([.A947] &lt; [.A9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27" calcext:value-type="float">
            <text:p>3527</text:p>
          </table:table-cell>
          <table:table-cell table:formula="of:=IF([.A948] &lt; [.A9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IF([.A949] &lt; [.A9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IF([.A950] &lt; [.A9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table:formula="of:=IF([.A951] &lt; [.A9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table:formula="of:=IF([.A952] &lt; [.A9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IF([.A953] &lt; [.A9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71" calcext:value-type="float">
            <text:p>3571</text:p>
          </table:table-cell>
          <table:table-cell table:formula="of:=IF([.A954] &lt; [.A9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6" calcext:value-type="float">
            <text:p>3596</text:p>
          </table:table-cell>
          <table:table-cell table:formula="of:=IF([.A955] &lt; [.A9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4" calcext:value-type="float">
            <text:p>3604</text:p>
          </table:table-cell>
          <table:table-cell table:formula="of:=IF([.A956] &lt; [.A9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3" calcext:value-type="float">
            <text:p>3603</text:p>
          </table:table-cell>
          <table:table-cell table:formula="of:=IF([.A957] &lt; [.A9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7" calcext:value-type="float">
            <text:p>3587</text:p>
          </table:table-cell>
          <table:table-cell table:formula="of:=IF([.A958] &lt; [.A9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IF([.A959] &lt; [.A9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IF([.A960] &lt; [.A9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table:formula="of:=IF([.A961] &lt; [.A9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formula="of:=IF([.A962] &lt; [.A9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1" calcext:value-type="float">
            <text:p>3591</text:p>
          </table:table-cell>
          <table:table-cell table:formula="of:=IF([.A963] &lt; [.A9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64] &lt; [.A9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IF([.A965] &lt; [.A9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IF([.A966] &lt; [.A9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67] &lt; [.A9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IF([.A968] &lt; [.A9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F([.A969] &lt; [.A9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09" calcext:value-type="float">
            <text:p>3609</text:p>
          </table:table-cell>
          <table:table-cell table:formula="of:=IF([.A970] &lt; [.A9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IF([.A971] &lt; [.A9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table:formula="of:=IF([.A972] &lt; [.A9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formula="of:=IF([.A973] &lt; [.A9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974] &lt; [.A9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[.A975] &lt; [.A9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IF([.A976] &lt; [.A9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IF([.A977] &lt; [.A9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35" calcext:value-type="float">
            <text:p>3635</text:p>
          </table:table-cell>
          <table:table-cell table:formula="of:=IF([.A978] &lt; [.A9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IF([.A979] &lt; [.A9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table:formula="of:=IF([.A980] &lt; [.A9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IF([.A981] &lt; [.A9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formula="of:=IF([.A982] &lt; [.A9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IF([.A983] &lt; [.A9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57" calcext:value-type="float">
            <text:p>3657</text:p>
          </table:table-cell>
          <table:table-cell table:formula="of:=IF([.A984] &lt; [.A9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formula="of:=IF([.A985] &lt; [.A9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IF([.A986] &lt; [.A9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87" calcext:value-type="float">
            <text:p>3687</text:p>
          </table:table-cell>
          <table:table-cell table:formula="of:=IF([.A987] &lt; [.A9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IF([.A988] &lt; [.A9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3" calcext:value-type="float">
            <text:p>3693</text:p>
          </table:table-cell>
          <table:table-cell table:formula="of:=IF([.A989] &lt; [.A9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IF([.A990] &lt; [.A9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IF([.A991] &lt; [.A9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2" calcext:value-type="float">
            <text:p>3702</text:p>
          </table:table-cell>
          <table:table-cell table:formula="of:=IF([.A992] &lt; [.A9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03" calcext:value-type="float">
            <text:p>3703</text:p>
          </table:table-cell>
          <table:table-cell table:formula="of:=IF([.A993] &lt; [.A9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IF([.A994] &lt; [.A9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29" calcext:value-type="float">
            <text:p>3729</text:p>
          </table:table-cell>
          <table:table-cell table:formula="of:=IF([.A995] &lt; [.A9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IF([.A996] &lt; [.A9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IF([.A997] &lt; [.A9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IF([.A998] &lt; [.A9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4" calcext:value-type="float">
            <text:p>3744</text:p>
          </table:table-cell>
          <table:table-cell table:formula="of:=IF([.A999] &lt; [.A10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47" calcext:value-type="float">
            <text:p>3747</text:p>
          </table:table-cell>
          <table:table-cell table:formula="of:=IF([.A1000] &lt; [.A10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1" calcext:value-type="float">
            <text:p>3751</text:p>
          </table:table-cell>
          <table:table-cell table:formula="of:=IF([.A1001] &lt; [.A10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IF([.A1002] &lt; [.A10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58" calcext:value-type="float">
            <text:p>3758</text:p>
          </table:table-cell>
          <table:table-cell table:formula="of:=IF([.A1003] &lt; [.A10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IF([.A1004] &lt; [.A10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IF([.A1005] &lt; [.A10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81" calcext:value-type="float">
            <text:p>3781</text:p>
          </table:table-cell>
          <table:table-cell table:formula="of:=IF([.A1006] &lt; [.A10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IF([.A1007] &lt; [.A10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1008] &lt; [.A10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IF([.A1009] &lt; [.A10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IF([.A1010] &lt; [.A10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IF([.A1011] &lt; [.A10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IF([.A1012] &lt; [.A10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IF([.A1013] &lt; [.A10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IF([.A1014] &lt; [.A10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IF([.A1015] &lt; [.A10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IF([.A1016] &lt; [.A10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9" calcext:value-type="float">
            <text:p>3859</text:p>
          </table:table-cell>
          <table:table-cell table:formula="of:=IF([.A1017] &lt; [.A10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IF([.A1018] &lt; [.A10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IF([.A1019] &lt; [.A10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IF([.A1020] &lt; [.A10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formula="of:=IF([.A1021] &lt; [.A10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4" calcext:value-type="float">
            <text:p>3884</text:p>
          </table:table-cell>
          <table:table-cell table:formula="of:=IF([.A1022] &lt; [.A10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6" calcext:value-type="float">
            <text:p>3876</text:p>
          </table:table-cell>
          <table:table-cell table:formula="of:=IF([.A1023] &lt; [.A10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IF([.A1024] &lt; [.A10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1025] &lt; [.A102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IF([.A1026] &lt; [.A10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formula="of:=IF([.A1027] &lt; [.A10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9" calcext:value-type="float">
            <text:p>3909</text:p>
          </table:table-cell>
          <table:table-cell table:formula="of:=IF([.A1028] &lt; [.A10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IF([.A1029] &lt; [.A10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table:formula="of:=IF([.A1030] &lt; [.A10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8" calcext:value-type="float">
            <text:p>3888</text:p>
          </table:table-cell>
          <table:table-cell table:formula="of:=IF([.A1031] &lt; [.A10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formula="of:=IF([.A1032] &lt; [.A10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IF([.A1033] &lt; [.A10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IF([.A1034] &lt; [.A10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1" calcext:value-type="float">
            <text:p>3921</text:p>
          </table:table-cell>
          <table:table-cell table:formula="of:=IF([.A1035] &lt; [.A10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table:formula="of:=IF([.A1036] &lt; [.A10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3" calcext:value-type="float">
            <text:p>3913</text:p>
          </table:table-cell>
          <table:table-cell table:formula="of:=IF([.A1037] &lt; [.A10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5" calcext:value-type="float">
            <text:p>3955</text:p>
          </table:table-cell>
          <table:table-cell table:formula="of:=IF([.A1038] &lt; [.A10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IF([.A1039] &lt; [.A10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4" calcext:value-type="float">
            <text:p>3974</text:p>
          </table:table-cell>
          <table:table-cell table:formula="of:=IF([.A1040] &lt; [.A10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IF([.A1041] &lt; [.A10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76" calcext:value-type="float">
            <text:p>3976</text:p>
          </table:table-cell>
          <table:table-cell table:formula="of:=IF([.A1042] &lt; [.A10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88" calcext:value-type="float">
            <text:p>3988</text:p>
          </table:table-cell>
          <table:table-cell table:formula="of:=IF([.A1043] &lt; [.A10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IF([.A1044] &lt; [.A10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IF([.A1045] &lt; [.A10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IF([.A1046] &lt; [.A10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0" calcext:value-type="float">
            <text:p>4010</text:p>
          </table:table-cell>
          <table:table-cell table:formula="of:=IF([.A1047] &lt; [.A10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IF([.A1048] &lt; [.A10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3" calcext:value-type="float">
            <text:p>4023</text:p>
          </table:table-cell>
          <table:table-cell table:formula="of:=IF([.A1049] &lt; [.A10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IF([.A1050] &lt; [.A10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35" calcext:value-type="float">
            <text:p>4035</text:p>
          </table:table-cell>
          <table:table-cell table:formula="of:=IF([.A1051] &lt; [.A10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IF([.A1052] &lt; [.A10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IF([.A1053] &lt; [.A10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IF([.A1054] &lt; [.A10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IF([.A1055] &lt; [.A10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IF([.A1056] &lt; [.A10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table:formula="of:=IF([.A1057] &lt; [.A10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1" calcext:value-type="float">
            <text:p>4101</text:p>
          </table:table-cell>
          <table:table-cell table:formula="of:=IF([.A1058] &lt; [.A10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05" calcext:value-type="float">
            <text:p>4105</text:p>
          </table:table-cell>
          <table:table-cell table:formula="of:=IF([.A1059] &lt; [.A10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11" calcext:value-type="float">
            <text:p>4111</text:p>
          </table:table-cell>
          <table:table-cell table:formula="of:=IF([.A1060] &lt; [.A10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1" calcext:value-type="float">
            <text:p>4141</text:p>
          </table:table-cell>
          <table:table-cell table:formula="of:=IF([.A1061] &lt; [.A10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table:formula="of:=IF([.A1062] &lt; [.A10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IF([.A1063] &lt; [.A10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table:formula="of:=IF([.A1064] &lt; [.A10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1065] &lt; [.A10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1" calcext:value-type="float">
            <text:p>4161</text:p>
          </table:table-cell>
          <table:table-cell table:formula="of:=IF([.A1066] &lt; [.A10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2" calcext:value-type="float">
            <text:p>4162</text:p>
          </table:table-cell>
          <table:table-cell table:formula="of:=IF([.A1067] &lt; [.A106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6" calcext:value-type="float">
            <text:p>4156</text:p>
          </table:table-cell>
          <table:table-cell table:formula="of:=IF([.A1068] &lt; [.A10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58" calcext:value-type="float">
            <text:p>4158</text:p>
          </table:table-cell>
          <table:table-cell table:formula="of:=IF([.A1069] &lt; [.A10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table:formula="of:=IF([.A1070] &lt; [.A10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IF([.A1071] &lt; [.A10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IF([.A1072] &lt; [.A10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8" calcext:value-type="float">
            <text:p>4168</text:p>
          </table:table-cell>
          <table:table-cell table:formula="of:=IF([.A1073] &lt; [.A10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IF([.A1074] &lt; [.A10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IF([.A1075] &lt; [.A107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IF([.A1076] &lt; [.A10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table:formula="of:=IF([.A1077] &lt; [.A10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IF([.A1078] &lt; [.A10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7" calcext:value-type="float">
            <text:p>4227</text:p>
          </table:table-cell>
          <table:table-cell table:formula="of:=IF([.A1079] &lt; [.A10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table:formula="of:=IF([.A1080] &lt; [.A10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IF([.A1081] &lt; [.A10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table:formula="of:=IF([.A1082] &lt; [.A10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7" calcext:value-type="float">
            <text:p>4227</text:p>
          </table:table-cell>
          <table:table-cell table:formula="of:=IF([.A1083] &lt; [.A10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table:formula="of:=IF([.A1084] &lt; [.A108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IF([.A1085] &lt; [.A10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2" calcext:value-type="float">
            <text:p>4222</text:p>
          </table:table-cell>
          <table:table-cell table:formula="of:=IF([.A1086] &lt; [.A10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23" calcext:value-type="float">
            <text:p>4223</text:p>
          </table:table-cell>
          <table:table-cell table:formula="of:=IF([.A1087] &lt; [.A10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8" calcext:value-type="float">
            <text:p>4248</text:p>
          </table:table-cell>
          <table:table-cell table:formula="of:=IF([.A1088] &lt; [.A10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[.A1089] &lt; [.A10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IF([.A1090] &lt; [.A10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9" calcext:value-type="float">
            <text:p>4249</text:p>
          </table:table-cell>
          <table:table-cell table:formula="of:=IF([.A1091] &lt; [.A10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092] &lt; [.A10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IF([.A1093] &lt; [.A109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IF([.A1094] &lt; [.A10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IF([.A1095] &lt; [.A10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IF([.A1096] &lt; [.A10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IF([.A1097] &lt; [.A10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67" calcext:value-type="float">
            <text:p>4267</text:p>
          </table:table-cell>
          <table:table-cell table:formula="of:=IF([.A1098] &lt; [.A10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IF([.A1099] &lt; [.A11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IF([.A1100] &lt; [.A11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6" calcext:value-type="float">
            <text:p>4286</text:p>
          </table:table-cell>
          <table:table-cell table:formula="of:=IF([.A1101] &lt; [.A11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3" calcext:value-type="float">
            <text:p>4283</text:p>
          </table:table-cell>
          <table:table-cell table:formula="of:=IF([.A1102] &lt; [.A11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table:formula="of:=IF([.A1103] &lt; [.A11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1" calcext:value-type="float">
            <text:p>4281</text:p>
          </table:table-cell>
          <table:table-cell table:formula="of:=IF([.A1104] &lt; [.A11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table:formula="of:=IF([.A1105] &lt; [.A11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table:formula="of:=IF([.A1106] &lt; [.A11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IF([.A1107] &lt; [.A11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table:formula="of:=IF([.A1108] &lt; [.A11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109] &lt; [.A11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5" calcext:value-type="float">
            <text:p>4295</text:p>
          </table:table-cell>
          <table:table-cell table:formula="of:=IF([.A1110] &lt; [.A11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IF([.A1111] &lt; [.A11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9" calcext:value-type="float">
            <text:p>4289</text:p>
          </table:table-cell>
          <table:table-cell table:formula="of:=IF([.A1112] &lt; [.A11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IF([.A1113] &lt; [.A11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291" calcext:value-type="float">
            <text:p>4291</text:p>
          </table:table-cell>
          <table:table-cell table:formula="of:=IF([.A1114] &lt; [.A11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IF([.A1115] &lt; [.A11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IF([.A1116] &lt; [.A11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table:formula="of:=IF([.A1117] &lt; [.A11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19" calcext:value-type="float">
            <text:p>4319</text:p>
          </table:table-cell>
          <table:table-cell table:formula="of:=IF([.A1118] &lt; [.A11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IF([.A1119] &lt; [.A11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1" calcext:value-type="float">
            <text:p>4321</text:p>
          </table:table-cell>
          <table:table-cell table:formula="of:=IF([.A1120] &lt; [.A11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table:formula="of:=IF([.A1121] &lt; [.A11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table:formula="of:=IF([.A1122] &lt; [.A11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[.A1123] &lt; [.A11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IF([.A1124] &lt; [.A11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6" calcext:value-type="float">
            <text:p>4326</text:p>
          </table:table-cell>
          <table:table-cell table:formula="of:=IF([.A1125] &lt; [.A11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IF([.A1126] &lt; [.A11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IF([.A1127] &lt; [.A11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3" calcext:value-type="float">
            <text:p>4333</text:p>
          </table:table-cell>
          <table:table-cell table:formula="of:=IF([.A1128] &lt; [.A11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table:formula="of:=IF([.A1129] &lt; [.A11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39" calcext:value-type="float">
            <text:p>4339</text:p>
          </table:table-cell>
          <table:table-cell table:formula="of:=IF([.A1130] &lt; [.A11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1" calcext:value-type="float">
            <text:p>4361</text:p>
          </table:table-cell>
          <table:table-cell table:formula="of:=IF([.A1131] &lt; [.A11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IF([.A1132] &lt; [.A11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table:formula="of:=IF([.A1133] &lt; [.A11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IF([.A1134] &lt; [.A11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IF([.A1135] &lt; [.A11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82" calcext:value-type="float">
            <text:p>4382</text:p>
          </table:table-cell>
          <table:table-cell table:formula="of:=IF([.A1136] &lt; [.A11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table:formula="of:=IF([.A1137] &lt; [.A11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9" calcext:value-type="float">
            <text:p>4399</text:p>
          </table:table-cell>
          <table:table-cell table:formula="of:=IF([.A1138] &lt; [.A11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IF([.A1139] &lt; [.A11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6" calcext:value-type="float">
            <text:p>4396</text:p>
          </table:table-cell>
          <table:table-cell table:formula="of:=IF([.A1140] &lt; [.A11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97" calcext:value-type="float">
            <text:p>4397</text:p>
          </table:table-cell>
          <table:table-cell table:formula="of:=IF([.A1141] &lt; [.A11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IF([.A1142] &lt; [.A11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4" calcext:value-type="float">
            <text:p>4404</text:p>
          </table:table-cell>
          <table:table-cell table:formula="of:=IF([.A1143] &lt; [.A11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1" calcext:value-type="float">
            <text:p>4401</text:p>
          </table:table-cell>
          <table:table-cell table:formula="of:=IF([.A1144] &lt; [.A11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formula="of:=IF([.A1145] &lt; [.A11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formula="of:=IF([.A1146] &lt; [.A11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27" calcext:value-type="float">
            <text:p>4427</text:p>
          </table:table-cell>
          <table:table-cell table:formula="of:=IF([.A1147] &lt; [.A11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table:formula="of:=IF([.A1148] &lt; [.A11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table:formula="of:=IF([.A1149] &lt; [.A11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7" calcext:value-type="float">
            <text:p>4447</text:p>
          </table:table-cell>
          <table:table-cell table:formula="of:=IF([.A1150] &lt; [.A11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IF([.A1151] &lt; [.A11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IF([.A1152] &lt; [.A11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table:formula="of:=IF([.A1153] &lt; [.A11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154] &lt; [.A11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IF([.A1155] &lt; [.A11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1" calcext:value-type="float">
            <text:p>4471</text:p>
          </table:table-cell>
          <table:table-cell table:formula="of:=IF([.A1156] &lt; [.A115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3" calcext:value-type="float">
            <text:p>4463</text:p>
          </table:table-cell>
          <table:table-cell table:formula="of:=IF([.A1157] &lt; [.A11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IF([.A1158] &lt; [.A11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IF([.A1159] &lt; [.A11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IF([.A1160] &lt; [.A11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9" calcext:value-type="float">
            <text:p>4459</text:p>
          </table:table-cell>
          <table:table-cell table:formula="of:=IF([.A1161] &lt; [.A11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table:formula="of:=IF([.A1162] &lt; [.A11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table:formula="of:=IF([.A1163] &lt; [.A11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IF([.A1164] &lt; [.A11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IF([.A1165] &lt; [.A11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IF([.A1166] &lt; [.A11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IF([.A1167] &lt; [.A11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68] &lt; [.A11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IF([.A1169] &lt; [.A11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IF([.A1170] &lt; [.A11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71] &lt; [.A11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IF([.A1172] &lt; [.A11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2" calcext:value-type="float">
            <text:p>4472</text:p>
          </table:table-cell>
          <table:table-cell table:formula="of:=IF([.A1173] &lt; [.A11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4" calcext:value-type="float">
            <text:p>4474</text:p>
          </table:table-cell>
          <table:table-cell table:formula="of:=IF([.A1174] &lt; [.A11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IF([.A1175] &lt; [.A11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8" calcext:value-type="float">
            <text:p>4478</text:p>
          </table:table-cell>
          <table:table-cell table:formula="of:=IF([.A1176] &lt; [.A11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79" calcext:value-type="float">
            <text:p>4479</text:p>
          </table:table-cell>
          <table:table-cell table:formula="of:=IF([.A1177] &lt; [.A11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IF([.A1178] &lt; [.A11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IF([.A1179] &lt; [.A11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table:formula="of:=IF([.A1180] &lt; [.A11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IF([.A1181] &lt; [.A11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IF([.A1182] &lt; [.A11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2" calcext:value-type="float">
            <text:p>4492</text:p>
          </table:table-cell>
          <table:table-cell table:formula="of:=IF([.A1183] &lt; [.A11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IF([.A1184] &lt; [.A11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table:formula="of:=IF([.A1185] &lt; [.A11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9" calcext:value-type="float">
            <text:p>4529</text:p>
          </table:table-cell>
          <table:table-cell table:formula="of:=IF([.A1186] &lt; [.A11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table:formula="of:=IF([.A1187] &lt; [.A11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IF([.A1188] &lt; [.A11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IF([.A1189] &lt; [.A11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table:formula="of:=IF([.A1190] &lt; [.A11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5" calcext:value-type="float">
            <text:p>4505</text:p>
          </table:table-cell>
          <table:table-cell table:formula="of:=IF([.A1191] &lt; [.A11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IF([.A1192] &lt; [.A11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IF([.A1193] &lt; [.A11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IF([.A1194] &lt; [.A11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17" calcext:value-type="float">
            <text:p>4517</text:p>
          </table:table-cell>
          <table:table-cell table:formula="of:=IF([.A1195] &lt; [.A11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13" calcext:value-type="float">
            <text:p>4513</text:p>
          </table:table-cell>
          <table:table-cell table:formula="of:=IF([.A1196] &lt; [.A11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7" calcext:value-type="float">
            <text:p>4497</text:p>
          </table:table-cell>
          <table:table-cell table:formula="of:=IF([.A1197] &lt; [.A11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IF([.A1198] &lt; [.A11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table:formula="of:=IF([.A1199] &lt; [.A12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table:formula="of:=IF([.A1200] &lt; [.A12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37" calcext:value-type="float">
            <text:p>4537</text:p>
          </table:table-cell>
          <table:table-cell table:formula="of:=IF([.A1201] &lt; [.A12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3" calcext:value-type="float">
            <text:p>4543</text:p>
          </table:table-cell>
          <table:table-cell table:formula="of:=IF([.A1202] &lt; [.A12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IF([.A1203] &lt; [.A12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1" calcext:value-type="float">
            <text:p>4551</text:p>
          </table:table-cell>
          <table:table-cell table:formula="of:=IF([.A1204] &lt; [.A12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table:formula="of:=IF([.A1205] &lt; [.A12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table:formula="of:=IF([.A1206] &lt; [.A12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IF([.A1207] &lt; [.A12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[.A1208] &lt; [.A12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table:formula="of:=IF([.A1209] &lt; [.A12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67" calcext:value-type="float">
            <text:p>4567</text:p>
          </table:table-cell>
          <table:table-cell table:formula="of:=IF([.A1210] &lt; [.A12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table:formula="of:=IF([.A1211] &lt; [.A12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table:formula="of:=IF([.A1212] &lt; [.A12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IF([.A1213] &lt; [.A12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6" calcext:value-type="float">
            <text:p>4596</text:p>
          </table:table-cell>
          <table:table-cell table:formula="of:=IF([.A1214] &lt; [.A12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7" calcext:value-type="float">
            <text:p>4597</text:p>
          </table:table-cell>
          <table:table-cell table:formula="of:=IF([.A1215] &lt; [.A121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8" calcext:value-type="float">
            <text:p>4588</text:p>
          </table:table-cell>
          <table:table-cell table:formula="of:=IF([.A1216] &lt; [.A12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217] &lt; [.A12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IF([.A1218] &lt; [.A12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219] &lt; [.A12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4" calcext:value-type="float">
            <text:p>4574</text:p>
          </table:table-cell>
          <table:table-cell table:formula="of:=IF([.A1220] &lt; [.A12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IF([.A1221] &lt; [.A12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IF([.A1222] &lt; [.A12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IF([.A1223] &lt; [.A12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2" calcext:value-type="float">
            <text:p>4572</text:p>
          </table:table-cell>
          <table:table-cell table:formula="of:=IF([.A1224] &lt; [.A12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table:formula="of:=IF([.A1225] &lt; [.A12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79" calcext:value-type="float">
            <text:p>4579</text:p>
          </table:table-cell>
          <table:table-cell table:formula="of:=IF([.A1226] &lt; [.A12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3" calcext:value-type="float">
            <text:p>4593</text:p>
          </table:table-cell>
          <table:table-cell table:formula="of:=IF([.A1227] &lt; [.A12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IF([.A1228] &lt; [.A12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IF([.A1229] &lt; [.A12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formula="of:=IF([.A1230] &lt; [.A12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86" calcext:value-type="float">
            <text:p>4586</text:p>
          </table:table-cell>
          <table:table-cell table:formula="of:=IF([.A1231] &lt; [.A12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3" calcext:value-type="float">
            <text:p>4583</text:p>
          </table:table-cell>
          <table:table-cell table:formula="of:=IF([.A1232] &lt; [.A12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99" calcext:value-type="float">
            <text:p>4599</text:p>
          </table:table-cell>
          <table:table-cell table:formula="of:=IF([.A1233] &lt; [.A12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IF([.A1234] &lt; [.A12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03" calcext:value-type="float">
            <text:p>4603</text:p>
          </table:table-cell>
          <table:table-cell table:formula="of:=IF([.A1235] &lt; [.A12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1236] &lt; [.A12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table:formula="of:=IF([.A1237] &lt; [.A12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IF([.A1238] &lt; [.A12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7" calcext:value-type="float">
            <text:p>4627</text:p>
          </table:table-cell>
          <table:table-cell table:formula="of:=IF([.A1239] &lt; [.A12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table:formula="of:=IF([.A1240] &lt; [.A12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4" calcext:value-type="float">
            <text:p>4624</text:p>
          </table:table-cell>
          <table:table-cell table:formula="of:=IF([.A1241] &lt; [.A124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IF([.A1242] &lt; [.A12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IF([.A1243] &lt; [.A124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244] &lt; [.A124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6" calcext:value-type="float">
            <text:p>4616</text:p>
          </table:table-cell>
          <table:table-cell table:formula="of:=IF([.A1245] &lt; [.A12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formula="of:=IF([.A1246] &lt; [.A12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IF([.A1247] &lt; [.A12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table:formula="of:=IF([.A1248] &lt; [.A12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4" calcext:value-type="float">
            <text:p>4634</text:p>
          </table:table-cell>
          <table:table-cell table:formula="of:=IF([.A1249] &lt; [.A12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IF([.A1250] &lt; [.A12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table:formula="of:=IF([.A1251] &lt; [.A12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8" calcext:value-type="float">
            <text:p>4628</text:p>
          </table:table-cell>
          <table:table-cell table:formula="of:=IF([.A1252] &lt; [.A12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IF([.A1253] &lt; [.A12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IF([.A1254] &lt; [.A12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IF([.A1255] &lt; [.A12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4" calcext:value-type="float">
            <text:p>4654</text:p>
          </table:table-cell>
          <table:table-cell table:formula="of:=IF([.A1256] &lt; [.A12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59" calcext:value-type="float">
            <text:p>4659</text:p>
          </table:table-cell>
          <table:table-cell table:formula="of:=IF([.A1257] &lt; [.A12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69" calcext:value-type="float">
            <text:p>4669</text:p>
          </table:table-cell>
          <table:table-cell table:formula="of:=IF([.A1258] &lt; [.A12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4" calcext:value-type="float">
            <text:p>4674</text:p>
          </table:table-cell>
          <table:table-cell table:formula="of:=IF([.A1259] &lt; [.A12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7" calcext:value-type="float">
            <text:p>4677</text:p>
          </table:table-cell>
          <table:table-cell table:formula="of:=IF([.A1260] &lt; [.A12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formula="of:=IF([.A1261] &lt; [.A12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table:formula="of:=IF([.A1262] &lt; [.A12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99" calcext:value-type="float">
            <text:p>4699</text:p>
          </table:table-cell>
          <table:table-cell table:formula="of:=IF([.A1263] &lt; [.A12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01" calcext:value-type="float">
            <text:p>4701</text:p>
          </table:table-cell>
          <table:table-cell table:formula="of:=IF([.A1264] &lt; [.A12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3" calcext:value-type="float">
            <text:p>4713</text:p>
          </table:table-cell>
          <table:table-cell table:formula="of:=IF([.A1265] &lt; [.A12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14" calcext:value-type="float">
            <text:p>4714</text:p>
          </table:table-cell>
          <table:table-cell table:formula="of:=IF([.A1266] &lt; [.A12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2" calcext:value-type="float">
            <text:p>4722</text:p>
          </table:table-cell>
          <table:table-cell table:formula="of:=IF([.A1267] &lt; [.A12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formula="of:=IF([.A1268] &lt; [.A12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IF([.A1269] &lt; [.A12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IF([.A1270] &lt; [.A12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85" calcext:value-type="float">
            <text:p>4785</text:p>
          </table:table-cell>
          <table:table-cell table:formula="of:=IF([.A1271] &lt; [.A12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IF([.A1272] &lt; [.A12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IF([.A1273] &lt; [.A12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table:formula="of:=IF([.A1274] &lt; [.A12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1" calcext:value-type="float">
            <text:p>4791</text:p>
          </table:table-cell>
          <table:table-cell table:formula="of:=IF([.A1275] &lt; [.A12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IF([.A1276] &lt; [.A12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09" calcext:value-type="float">
            <text:p>4809</text:p>
          </table:table-cell>
          <table:table-cell table:formula="of:=IF([.A1277] &lt; [.A12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IF([.A1278] &lt; [.A12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table:formula="of:=IF([.A1279] &lt; [.A12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5" calcext:value-type="float">
            <text:p>4845</text:p>
          </table:table-cell>
          <table:table-cell table:formula="of:=IF([.A1280] &lt; [.A12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IF([.A1281] &lt; [.A12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1" calcext:value-type="float">
            <text:p>4851</text:p>
          </table:table-cell>
          <table:table-cell table:formula="of:=IF([.A1282] &lt; [.A12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IF([.A1283] &lt; [.A12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6" calcext:value-type="float">
            <text:p>4846</text:p>
          </table:table-cell>
          <table:table-cell table:formula="of:=IF([.A1284] &lt; [.A12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8" calcext:value-type="float">
            <text:p>4848</text:p>
          </table:table-cell>
          <table:table-cell table:formula="of:=IF([.A1285] &lt; [.A12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49" calcext:value-type="float">
            <text:p>4849</text:p>
          </table:table-cell>
          <table:table-cell table:formula="of:=IF([.A1286] &lt; [.A12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4" calcext:value-type="float">
            <text:p>4854</text:p>
          </table:table-cell>
          <table:table-cell table:formula="of:=IF([.A1287] &lt; [.A12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288] &lt; [.A12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IF([.A1289] &lt; [.A12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IF([.A1290] &lt; [.A12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IF([.A1291] &lt; [.A12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6" calcext:value-type="float">
            <text:p>4876</text:p>
          </table:table-cell>
          <table:table-cell table:formula="of:=IF([.A1292] &lt; [.A12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IF([.A1293] &lt; [.A12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2" calcext:value-type="float">
            <text:p>4892</text:p>
          </table:table-cell>
          <table:table-cell table:formula="of:=IF([.A1294] &lt; [.A12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93" calcext:value-type="float">
            <text:p>4893</text:p>
          </table:table-cell>
          <table:table-cell table:formula="of:=IF([.A1295] &lt; [.A12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IF([.A1296] &lt; [.A129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IF([.A1297] &lt; [.A12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table:formula="of:=IF([.A1298] &lt; [.A12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formula="of:=IF([.A1299] &lt; [.A13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8" calcext:value-type="float">
            <text:p>4938</text:p>
          </table:table-cell>
          <table:table-cell table:formula="of:=IF([.A1300] &lt; [.A13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IF([.A1301] &lt; [.A13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44" calcext:value-type="float">
            <text:p>4944</text:p>
          </table:table-cell>
          <table:table-cell table:formula="of:=IF([.A1302] &lt; [.A13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3" calcext:value-type="float">
            <text:p>4953</text:p>
          </table:table-cell>
          <table:table-cell table:formula="of:=IF([.A1303] &lt; [.A13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54" calcext:value-type="float">
            <text:p>4954</text:p>
          </table:table-cell>
          <table:table-cell table:formula="of:=IF([.A1304] &lt; [.A13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IF([.A1305] &lt; [.A13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IF([.A1306] &lt; [.A13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78" calcext:value-type="float">
            <text:p>4978</text:p>
          </table:table-cell>
          <table:table-cell table:formula="of:=IF([.A1307] &lt; [.A13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table:formula="of:=IF([.A1308] &lt; [.A13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309] &lt; [.A13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IF([.A1310] &lt; [.A13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IF([.A1311] &lt; [.A13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IF([.A1312] &lt; [.A13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IF([.A1313] &lt; [.A13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IF([.A1314] &lt; [.A13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IF([.A1315] &lt; [.A13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08" calcext:value-type="float">
            <text:p>5008</text:p>
          </table:table-cell>
          <table:table-cell table:formula="of:=IF([.A1316] &lt; [.A13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IF([.A1317] &lt; [.A13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IF([.A1318] &lt; [.A13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formula="of:=IF([.A1319] &lt; [.A13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IF([.A1320] &lt; [.A13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1" calcext:value-type="float">
            <text:p>5031</text:p>
          </table:table-cell>
          <table:table-cell table:formula="of:=IF([.A1321] &lt; [.A13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IF([.A1322] &lt; [.A13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1" calcext:value-type="float">
            <text:p>5051</text:p>
          </table:table-cell>
          <table:table-cell table:formula="of:=IF([.A1323] &lt; [.A13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59" calcext:value-type="float">
            <text:p>5059</text:p>
          </table:table-cell>
          <table:table-cell table:formula="of:=IF([.A1324] &lt; [.A13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IF([.A1325] &lt; [.A13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IF([.A1326] &lt; [.A13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69" calcext:value-type="float">
            <text:p>5069</text:p>
          </table:table-cell>
          <table:table-cell table:formula="of:=IF([.A1327] &lt; [.A13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table:formula="of:=IF([.A1328] &lt; [.A13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IF([.A1329] &lt; [.A13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table:formula="of:=IF([.A1330] &lt; [.A13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3" calcext:value-type="float">
            <text:p>5113</text:p>
          </table:table-cell>
          <table:table-cell table:formula="of:=IF([.A1331] &lt; [.A13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table:formula="of:=IF([.A1332] &lt; [.A13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29" calcext:value-type="float">
            <text:p>5129</text:p>
          </table:table-cell>
          <table:table-cell table:formula="of:=IF([.A1333] &lt; [.A133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8" calcext:value-type="float">
            <text:p>5128</text:p>
          </table:table-cell>
          <table:table-cell table:formula="of:=IF([.A1334] &lt; [.A13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table:formula="of:=IF([.A1335] &lt; [.A13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table:formula="of:=IF([.A1336] &lt; [.A13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IF([.A1337] &lt; [.A13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2" calcext:value-type="float">
            <text:p>5142</text:p>
          </table:table-cell>
          <table:table-cell table:formula="of:=IF([.A1338] &lt; [.A13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49" calcext:value-type="float">
            <text:p>5149</text:p>
          </table:table-cell>
          <table:table-cell table:formula="of:=IF([.A1339] &lt; [.A13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table:formula="of:=IF([.A1340] &lt; [.A13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7" calcext:value-type="float">
            <text:p>5147</text:p>
          </table:table-cell>
          <table:table-cell table:formula="of:=IF([.A1341] &lt; [.A13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IF([.A1342] &lt; [.A13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IF([.A1343] &lt; [.A13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78" calcext:value-type="float">
            <text:p>5178</text:p>
          </table:table-cell>
          <table:table-cell table:formula="of:=IF([.A1344] &lt; [.A13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89" calcext:value-type="float">
            <text:p>5189</text:p>
          </table:table-cell>
          <table:table-cell table:formula="of:=IF([.A1345] &lt; [.A13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09" calcext:value-type="float">
            <text:p>5209</text:p>
          </table:table-cell>
          <table:table-cell table:formula="of:=IF([.A1346] &lt; [.A13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7" calcext:value-type="float">
            <text:p>5217</text:p>
          </table:table-cell>
          <table:table-cell table:formula="of:=IF([.A1347] &lt; [.A13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IF([.A1348] &lt; [.A13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table:formula="of:=IF([.A1349] &lt; [.A13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table:formula="of:=IF([.A1350] &lt; [.A13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IF([.A1351] &lt; [.A13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table:formula="of:=IF([.A1352] &lt; [.A13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75" calcext:value-type="float">
            <text:p>5275</text:p>
          </table:table-cell>
          <table:table-cell table:formula="of:=IF([.A1353] &lt; [.A13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formula="of:=IF([.A1354] &lt; [.A13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table:formula="of:=IF([.A1355] &lt; [.A13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table:formula="of:=IF([.A1356] &lt; [.A13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IF([.A1357] &lt; [.A13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7" calcext:value-type="float">
            <text:p>5297</text:p>
          </table:table-cell>
          <table:table-cell table:formula="of:=IF([.A1358] &lt; [.A13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table:formula="of:=IF([.A1359] &lt; [.A13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9" calcext:value-type="float">
            <text:p>5289</text:p>
          </table:table-cell>
          <table:table-cell table:formula="of:=IF([.A1360] &lt; [.A13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IF([.A1361] &lt; [.A13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4" calcext:value-type="float">
            <text:p>5314</text:p>
          </table:table-cell>
          <table:table-cell table:formula="of:=IF([.A1362] &lt; [.A13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IF([.A1363] &lt; [.A13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4" calcext:value-type="float">
            <text:p>5304</text:p>
          </table:table-cell>
          <table:table-cell table:formula="of:=IF([.A1364] &lt; [.A13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6" calcext:value-type="float">
            <text:p>5306</text:p>
          </table:table-cell>
          <table:table-cell table:formula="of:=IF([.A1365] &lt; [.A13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table:formula="of:=IF([.A1366] &lt; [.A13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IF([.A1367] &lt; [.A13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29" calcext:value-type="float">
            <text:p>5329</text:p>
          </table:table-cell>
          <table:table-cell table:formula="of:=IF([.A1368] &lt; [.A13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table:formula="of:=IF([.A1369] &lt; [.A13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IF([.A1370] &lt; [.A13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IF([.A1371] &lt; [.A13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IF([.A1372] &lt; [.A13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table:formula="of:=IF([.A1373] &lt; [.A13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IF([.A1374] &lt; [.A13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table:formula="of:=IF([.A1375] &lt; [.A13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table:formula="of:=IF([.A1376] &lt; [.A13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table:formula="of:=IF([.A1377] &lt; [.A13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392" calcext:value-type="float">
            <text:p>5392</text:p>
          </table:table-cell>
          <table:table-cell table:formula="of:=IF([.A1378] &lt; [.A13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IF([.A1379] &lt; [.A13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IF([.A1380] &lt; [.A13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10" calcext:value-type="float">
            <text:p>5410</text:p>
          </table:table-cell>
          <table:table-cell table:formula="of:=IF([.A1381] &lt; [.A13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table:formula="of:=IF([.A1382] &lt; [.A13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27" calcext:value-type="float">
            <text:p>5427</text:p>
          </table:table-cell>
          <table:table-cell table:formula="of:=IF([.A1383] &lt; [.A13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38" calcext:value-type="float">
            <text:p>5438</text:p>
          </table:table-cell>
          <table:table-cell table:formula="of:=IF([.A1384] &lt; [.A13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IF([.A1385] &lt; [.A13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table:formula="of:=IF([.A1386] &lt; [.A13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58" calcext:value-type="float">
            <text:p>5458</text:p>
          </table:table-cell>
          <table:table-cell table:formula="of:=IF([.A1387] &lt; [.A13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89" calcext:value-type="float">
            <text:p>5489</text:p>
          </table:table-cell>
          <table:table-cell table:formula="of:=IF([.A1388] &lt; [.A13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0" calcext:value-type="float">
            <text:p>5490</text:p>
          </table:table-cell>
          <table:table-cell table:formula="of:=IF([.A1389] &lt; [.A13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1" calcext:value-type="float">
            <text:p>5491</text:p>
          </table:table-cell>
          <table:table-cell table:formula="of:=IF([.A1390] &lt; [.A13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table:formula="of:=IF([.A1391] &lt; [.A13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4" calcext:value-type="float">
            <text:p>5494</text:p>
          </table:table-cell>
          <table:table-cell table:formula="of:=IF([.A1392] &lt; [.A13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97" calcext:value-type="float">
            <text:p>5497</text:p>
          </table:table-cell>
          <table:table-cell table:formula="of:=IF([.A1393] &lt; [.A13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1394] &lt; [.A13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IF([.A1395] &lt; [.A13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5" calcext:value-type="float">
            <text:p>5525</text:p>
          </table:table-cell>
          <table:table-cell table:formula="of:=IF([.A1396] &lt; [.A13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IF([.A1397] &lt; [.A13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table:formula="of:=IF([.A1398] &lt; [.A13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2" calcext:value-type="float">
            <text:p>5542</text:p>
          </table:table-cell>
          <table:table-cell table:formula="of:=IF([.A1399] &lt; [.A140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IF([.A1400] &lt; [.A14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29" calcext:value-type="float">
            <text:p>5529</text:p>
          </table:table-cell>
          <table:table-cell table:formula="of:=IF([.A1401] &lt; [.A14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4" calcext:value-type="float">
            <text:p>5534</text:p>
          </table:table-cell>
          <table:table-cell table:formula="of:=IF([.A1402] &lt; [.A14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IF([.A1403] &lt; [.A14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IF([.A1404] &lt; [.A14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6" calcext:value-type="float">
            <text:p>5546</text:p>
          </table:table-cell>
          <table:table-cell table:formula="of:=IF([.A1405] &lt; [.A140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4" calcext:value-type="float">
            <text:p>5544</text:p>
          </table:table-cell>
          <table:table-cell table:formula="of:=IF([.A1406] &lt; [.A14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IF([.A1407] &lt; [.A14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table:formula="of:=IF([.A1408] &lt; [.A14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table:formula="of:=IF([.A1409] &lt; [.A14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IF([.A1410] &lt; [.A14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table:formula="of:=IF([.A1411] &lt; [.A14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2" calcext:value-type="float">
            <text:p>5552</text:p>
          </table:table-cell>
          <table:table-cell table:formula="of:=IF([.A1412] &lt; [.A14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IF([.A1413] &lt; [.A14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IF([.A1414] &lt; [.A14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78" calcext:value-type="float">
            <text:p>5578</text:p>
          </table:table-cell>
          <table:table-cell table:formula="of:=IF([.A1415] &lt; [.A14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table:formula="of:=IF([.A1416] &lt; [.A14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0" calcext:value-type="float">
            <text:p>5590</text:p>
          </table:table-cell>
          <table:table-cell table:formula="of:=IF([.A1417] &lt; [.A141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table:formula="of:=IF([.A1418] &lt; [.A14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IF([.A1419] &lt; [.A14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IF([.A1420] &lt; [.A14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1421] &lt; [.A14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table:formula="of:=IF([.A1422] &lt; [.A142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4" calcext:value-type="float">
            <text:p>5614</text:p>
          </table:table-cell>
          <table:table-cell table:formula="of:=IF([.A1423] &lt; [.A14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5" calcext:value-type="float">
            <text:p>5615</text:p>
          </table:table-cell>
          <table:table-cell table:formula="of:=IF([.A1424] &lt; [.A14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IF([.A1425] &lt; [.A14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IF([.A1426] &lt; [.A14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IF([.A1427] &lt; [.A14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IF([.A1428] &lt; [.A14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IF([.A1429] &lt; [.A14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IF([.A1430] &lt; [.A14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IF([.A1431] &lt; [.A143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IF([.A1432] &lt; [.A14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IF([.A1433] &lt; [.A14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IF([.A1434] &lt; [.A14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table:formula="of:=IF([.A1435] &lt; [.A14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IF([.A1436] &lt; [.A14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2" calcext:value-type="float">
            <text:p>5692</text:p>
          </table:table-cell>
          <table:table-cell table:formula="of:=IF([.A1437] &lt; [.A14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IF([.A1438] &lt; [.A14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1" calcext:value-type="float">
            <text:p>5701</text:p>
          </table:table-cell>
          <table:table-cell table:formula="of:=IF([.A1439] &lt; [.A14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table:formula="of:=IF([.A1440] &lt; [.A14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IF([.A1441] &lt; [.A14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05" calcext:value-type="float">
            <text:p>5705</text:p>
          </table:table-cell>
          <table:table-cell table:formula="of:=IF([.A1442] &lt; [.A14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18" calcext:value-type="float">
            <text:p>5718</text:p>
          </table:table-cell>
          <table:table-cell table:formula="of:=IF([.A1443] &lt; [.A14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table:formula="of:=IF([.A1444] &lt; [.A14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25" calcext:value-type="float">
            <text:p>5725</text:p>
          </table:table-cell>
          <table:table-cell table:formula="of:=IF([.A1445] &lt; [.A14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table:formula="of:=IF([.A1446] &lt; [.A14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49" calcext:value-type="float">
            <text:p>5749</text:p>
          </table:table-cell>
          <table:table-cell table:formula="of:=IF([.A1447] &lt; [.A14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1" calcext:value-type="float">
            <text:p>5751</text:p>
          </table:table-cell>
          <table:table-cell table:formula="of:=IF([.A1448] &lt; [.A14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table:formula="of:=IF([.A1449] &lt; [.A14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2" calcext:value-type="float">
            <text:p>5762</text:p>
          </table:table-cell>
          <table:table-cell table:formula="of:=IF([.A1450] &lt; [.A14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IF([.A1451] &lt; [.A14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IF([.A1452] &lt; [.A14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IF([.A1453] &lt; [.A14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1" calcext:value-type="float">
            <text:p>5771</text:p>
          </table:table-cell>
          <table:table-cell table:formula="of:=IF([.A1454] &lt; [.A14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IF([.A1455] &lt; [.A14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IF([.A1456] &lt; [.A14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2" calcext:value-type="float">
            <text:p>5822</text:p>
          </table:table-cell>
          <table:table-cell table:formula="of:=IF([.A1457] &lt; [.A14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23" calcext:value-type="float">
            <text:p>5823</text:p>
          </table:table-cell>
          <table:table-cell table:formula="of:=IF([.A1458] &lt; [.A14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0" calcext:value-type="float">
            <text:p>5840</text:p>
          </table:table-cell>
          <table:table-cell table:formula="of:=IF([.A1459] &lt; [.A14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1" calcext:value-type="float">
            <text:p>5841</text:p>
          </table:table-cell>
          <table:table-cell table:formula="of:=IF([.A1460] &lt; [.A14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1461] &lt; [.A14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IF([.A1462] &lt; [.A14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IF([.A1463] &lt; [.A14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40" calcext:value-type="float">
            <text:p>5840</text:p>
          </table:table-cell>
          <table:table-cell table:formula="of:=IF([.A1464] &lt; [.A146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IF([.A1465] &lt; [.A14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table:formula="of:=IF([.A1466] &lt; [.A14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3" calcext:value-type="float">
            <text:p>5853</text:p>
          </table:table-cell>
          <table:table-cell table:formula="of:=IF([.A1467] &lt; [.A14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59" calcext:value-type="float">
            <text:p>5859</text:p>
          </table:table-cell>
          <table:table-cell table:formula="of:=IF([.A1468] &lt; [.A14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65" calcext:value-type="float">
            <text:p>5865</text:p>
          </table:table-cell>
          <table:table-cell table:formula="of:=IF([.A1469] &lt; [.A14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IF([.A1470] &lt; [.A14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85" calcext:value-type="float">
            <text:p>5885</text:p>
          </table:table-cell>
          <table:table-cell table:formula="of:=IF([.A1471] &lt; [.A14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899" calcext:value-type="float">
            <text:p>5899</text:p>
          </table:table-cell>
          <table:table-cell table:formula="of:=IF([.A1472] &lt; [.A14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07" calcext:value-type="float">
            <text:p>5907</text:p>
          </table:table-cell>
          <table:table-cell table:formula="of:=IF([.A1473] &lt; [.A14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IF([.A1474] &lt; [.A14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36" calcext:value-type="float">
            <text:p>5936</text:p>
          </table:table-cell>
          <table:table-cell table:formula="of:=IF([.A1475] &lt; [.A14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IF([.A1476] &lt; [.A14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IF([.A1477] &lt; [.A14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3" calcext:value-type="float">
            <text:p>5953</text:p>
          </table:table-cell>
          <table:table-cell table:formula="of:=IF([.A1478] &lt; [.A14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formula="of:=IF([.A1479] &lt; [.A14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IF([.A1480] &lt; [.A14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9" calcext:value-type="float">
            <text:p>5979</text:p>
          </table:table-cell>
          <table:table-cell table:formula="of:=IF([.A1481] &lt; [.A14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IF([.A1482] &lt; [.A148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6" calcext:value-type="float">
            <text:p>5966</text:p>
          </table:table-cell>
          <table:table-cell table:formula="of:=IF([.A1483] &lt; [.A14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IF([.A1484] &lt; [.A14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71" calcext:value-type="float">
            <text:p>5971</text:p>
          </table:table-cell>
          <table:table-cell table:formula="of:=IF([.A1485] &lt; [.A14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1" calcext:value-type="float">
            <text:p>5991</text:p>
          </table:table-cell>
          <table:table-cell table:formula="of:=IF([.A1486] &lt; [.A14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487] &lt; [.A14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4" calcext:value-type="float">
            <text:p>5994</text:p>
          </table:table-cell>
          <table:table-cell table:formula="of:=IF([.A1488] &lt; [.A148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489] &lt; [.A14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996" calcext:value-type="float">
            <text:p>5996</text:p>
          </table:table-cell>
          <table:table-cell table:formula="of:=IF([.A1490] &lt; [.A149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IF([.A1491] &lt; [.A14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IF([.A1492] &lt; [.A14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0" calcext:value-type="float">
            <text:p>6010</text:p>
          </table:table-cell>
          <table:table-cell table:formula="of:=IF([.A1493] &lt; [.A14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7" calcext:value-type="float">
            <text:p>6017</text:p>
          </table:table-cell>
          <table:table-cell table:formula="of:=IF([.A1494] &lt; [.A14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18" calcext:value-type="float">
            <text:p>6018</text:p>
          </table:table-cell>
          <table:table-cell table:formula="of:=IF([.A1495] &lt; [.A14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17" calcext:value-type="float">
            <text:p>6017</text:p>
          </table:table-cell>
          <table:table-cell table:formula="of:=IF([.A1496] &lt; [.A14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8" calcext:value-type="float">
            <text:p>6038</text:p>
          </table:table-cell>
          <table:table-cell table:formula="of:=IF([.A1497] &lt; [.A14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6" calcext:value-type="float">
            <text:p>6036</text:p>
          </table:table-cell>
          <table:table-cell table:formula="of:=IF([.A1498] &lt; [.A149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table:formula="of:=IF([.A1499] &lt; [.A15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6" calcext:value-type="float">
            <text:p>6036</text:p>
          </table:table-cell>
          <table:table-cell table:formula="of:=IF([.A1500] &lt; [.A15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39" calcext:value-type="float">
            <text:p>6039</text:p>
          </table:table-cell>
          <table:table-cell table:formula="of:=IF([.A1501] &lt; [.A15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table:formula="of:=IF([.A1502] &lt; [.A15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table:formula="of:=IF([.A1503] &lt; [.A15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IF([.A1504] &lt; [.A15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2" calcext:value-type="float">
            <text:p>6062</text:p>
          </table:table-cell>
          <table:table-cell table:formula="of:=IF([.A1505] &lt; [.A15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IF([.A1506] &lt; [.A15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IF([.A1507] &lt; [.A15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IF([.A1508] &lt; [.A15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IF([.A1509] &lt; [.A15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table:formula="of:=IF([.A1510] &lt; [.A15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IF([.A1511] &lt; [.A15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9" calcext:value-type="float">
            <text:p>6079</text:p>
          </table:table-cell>
          <table:table-cell table:formula="of:=IF([.A1512] &lt; [.A15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IF([.A1513] &lt; [.A15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formula="of:=IF([.A1514] &lt; [.A15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098" calcext:value-type="float">
            <text:p>6098</text:p>
          </table:table-cell>
          <table:table-cell table:formula="of:=IF([.A1515] &lt; [.A15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IF([.A1516] &lt; [.A15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IF([.A1517] &lt; [.A15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4" calcext:value-type="float">
            <text:p>6114</text:p>
          </table:table-cell>
          <table:table-cell table:formula="of:=IF([.A1518] &lt; [.A15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IF([.A1519] &lt; [.A152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IF([.A1520] &lt; [.A15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IF([.A1521] &lt; [.A15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table:formula="of:=IF([.A1522] &lt; [.A15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table:formula="of:=IF([.A1523] &lt; [.A15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table:formula="of:=IF([.A1524] &lt; [.A15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table:formula="of:=IF([.A1525] &lt; [.A15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IF([.A1526] &lt; [.A152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2" calcext:value-type="float">
            <text:p>6142</text:p>
          </table:table-cell>
          <table:table-cell table:formula="of:=IF([.A1527] &lt; [.A15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IF([.A1528] &lt; [.A15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table:formula="of:=IF([.A1529] &lt; [.A15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9" calcext:value-type="float">
            <text:p>6159</text:p>
          </table:table-cell>
          <table:table-cell table:formula="of:=IF([.A1530] &lt; [.A15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table:formula="of:=IF([.A1531] &lt; [.A15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2" calcext:value-type="float">
            <text:p>6152</text:p>
          </table:table-cell>
          <table:table-cell table:formula="of:=IF([.A1532] &lt; [.A15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533] &lt; [.A15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534] &lt; [.A15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7" calcext:value-type="float">
            <text:p>6167</text:p>
          </table:table-cell>
          <table:table-cell table:formula="of:=IF([.A1535] &lt; [.A15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IF([.A1536] &lt; [.A15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1537] &lt; [.A15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9" calcext:value-type="float">
            <text:p>6159</text:p>
          </table:table-cell>
          <table:table-cell table:formula="of:=IF([.A1538] &lt; [.A15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IF([.A1539] &lt; [.A15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IF([.A1540] &lt; [.A15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IF([.A1541] &lt; [.A15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IF([.A1542] &lt; [.A15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IF([.A1543] &lt; [.A15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0" calcext:value-type="float">
            <text:p>6220</text:p>
          </table:table-cell>
          <table:table-cell table:formula="of:=IF([.A1544] &lt; [.A15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545] &lt; [.A154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9" calcext:value-type="float">
            <text:p>6219</text:p>
          </table:table-cell>
          <table:table-cell table:formula="of:=IF([.A1546] &lt; [.A15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IF([.A1547] &lt; [.A154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0" calcext:value-type="float">
            <text:p>6220</text:p>
          </table:table-cell>
          <table:table-cell table:formula="of:=IF([.A1548] &lt; [.A15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IF([.A1549] &lt; [.A15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3" calcext:value-type="float">
            <text:p>6233</text:p>
          </table:table-cell>
          <table:table-cell table:formula="of:=IF([.A1550] &lt; [.A15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34" calcext:value-type="float">
            <text:p>6234</text:p>
          </table:table-cell>
          <table:table-cell table:formula="of:=IF([.A1551] &lt; [.A15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2" calcext:value-type="float">
            <text:p>6242</text:p>
          </table:table-cell>
          <table:table-cell table:formula="of:=IF([.A1552] &lt; [.A15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7" calcext:value-type="float">
            <text:p>6247</text:p>
          </table:table-cell>
          <table:table-cell table:formula="of:=IF([.A1553] &lt; [.A15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IF([.A1554] &lt; [.A15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47" calcext:value-type="float">
            <text:p>6247</text:p>
          </table:table-cell>
          <table:table-cell table:formula="of:=IF([.A1555] &lt; [.A15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IF([.A1556] &lt; [.A15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8" calcext:value-type="float">
            <text:p>6258</text:p>
          </table:table-cell>
          <table:table-cell table:formula="of:=IF([.A1557] &lt; [.A155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6" calcext:value-type="float">
            <text:p>6256</text:p>
          </table:table-cell>
          <table:table-cell table:formula="of:=IF([.A1558] &lt; [.A15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IF([.A1559] &lt; [.A15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IF([.A1560] &lt; [.A15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5" calcext:value-type="float">
            <text:p>6225</text:p>
          </table:table-cell>
          <table:table-cell table:formula="of:=IF([.A1561] &lt; [.A15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3" calcext:value-type="float">
            <text:p>6223</text:p>
          </table:table-cell>
          <table:table-cell table:formula="of:=IF([.A1562] &lt; [.A15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table:formula="of:=IF([.A1563] &lt; [.A15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IF([.A1564] &lt; [.A15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59" calcext:value-type="float">
            <text:p>6259</text:p>
          </table:table-cell>
          <table:table-cell table:formula="of:=IF([.A1565] &lt; [.A15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IF([.A1566] &lt; [.A15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8" calcext:value-type="float">
            <text:p>6268</text:p>
          </table:table-cell>
          <table:table-cell table:formula="of:=IF([.A1567] &lt; [.A15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IF([.A1568] &lt; [.A15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1" calcext:value-type="float">
            <text:p>6271</text:p>
          </table:table-cell>
          <table:table-cell table:formula="of:=IF([.A1569] &lt; [.A15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5" calcext:value-type="float">
            <text:p>6275</text:p>
          </table:table-cell>
          <table:table-cell table:formula="of:=IF([.A1570] &lt; [.A15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IF([.A1571] &lt; [.A15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IF([.A1572] &lt; [.A15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65" calcext:value-type="float">
            <text:p>6265</text:p>
          </table:table-cell>
          <table:table-cell table:formula="of:=IF([.A1573] &lt; [.A15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279" calcext:value-type="float">
            <text:p>6279</text:p>
          </table:table-cell>
          <table:table-cell table:formula="of:=IF([.A1574] &lt; [.A15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table:formula="of:=IF([.A1575] &lt; [.A15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65" calcext:value-type="float">
            <text:p>6365</text:p>
          </table:table-cell>
          <table:table-cell table:formula="of:=IF([.A1576] &lt; [.A15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74" calcext:value-type="float">
            <text:p>6374</text:p>
          </table:table-cell>
          <table:table-cell table:formula="of:=IF([.A1577] &lt; [.A15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IF([.A1578] &lt; [.A15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IF([.A1579] &lt; [.A15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6" calcext:value-type="float">
            <text:p>6416</text:p>
          </table:table-cell>
          <table:table-cell table:formula="of:=IF([.A1580] &lt; [.A15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IF([.A1581] &lt; [.A15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3" calcext:value-type="float">
            <text:p>6403</text:p>
          </table:table-cell>
          <table:table-cell table:formula="of:=IF([.A1582] &lt; [.A15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05" calcext:value-type="float">
            <text:p>6405</text:p>
          </table:table-cell>
          <table:table-cell table:formula="of:=IF([.A1583] &lt; [.A15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IF([.A1584] &lt; [.A15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formula="of:=IF([.A1585] &lt; [.A15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table:formula="of:=IF([.A1586] &lt; [.A15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IF([.A1587] &lt; [.A15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IF([.A1588] &lt; [.A15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IF([.A1589] &lt; [.A15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table:formula="of:=IF([.A1590] &lt; [.A15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IF([.A1591] &lt; [.A15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59" calcext:value-type="float">
            <text:p>6459</text:p>
          </table:table-cell>
          <table:table-cell table:formula="of:=IF([.A1592] &lt; [.A15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table:formula="of:=IF([.A1593] &lt; [.A15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63" calcext:value-type="float">
            <text:p>6463</text:p>
          </table:table-cell>
          <table:table-cell table:formula="of:=IF([.A1594] &lt; [.A15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5" calcext:value-type="float">
            <text:p>6485</text:p>
          </table:table-cell>
          <table:table-cell table:formula="of:=IF([.A1595] &lt; [.A15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86" calcext:value-type="float">
            <text:p>6486</text:p>
          </table:table-cell>
          <table:table-cell table:formula="of:=IF([.A1596] &lt; [.A15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09" calcext:value-type="float">
            <text:p>6509</text:p>
          </table:table-cell>
          <table:table-cell table:formula="of:=IF([.A1597] &lt; [.A15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8" calcext:value-type="float">
            <text:p>6508</text:p>
          </table:table-cell>
          <table:table-cell table:formula="of:=IF([.A1598] &lt; [.A15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IF([.A1599] &lt; [.A16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formula="of:=IF([.A1600] &lt; [.A16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51" calcext:value-type="float">
            <text:p>6551</text:p>
          </table:table-cell>
          <table:table-cell table:formula="of:=IF([.A1601] &lt; [.A16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table:formula="of:=IF([.A1602] &lt; [.A16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IF([.A1603] &lt; [.A16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IF([.A1604] &lt; [.A160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1" calcext:value-type="float">
            <text:p>6571</text:p>
          </table:table-cell>
          <table:table-cell table:formula="of:=IF([.A1605] &lt; [.A16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table:formula="of:=IF([.A1606] &lt; [.A16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8" calcext:value-type="float">
            <text:p>6628</text:p>
          </table:table-cell>
          <table:table-cell table:formula="of:=IF([.A1607] &lt; [.A16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table:formula="of:=IF([.A1608] &lt; [.A160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7" calcext:value-type="float">
            <text:p>6627</text:p>
          </table:table-cell>
          <table:table-cell table:formula="of:=IF([.A1609] &lt; [.A161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IF([.A1610] &lt; [.A161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table:formula="of:=IF([.A1611] &lt; [.A16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IF([.A1612] &lt; [.A16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IF([.A1613] &lt; [.A16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table:formula="of:=IF([.A1614] &lt; [.A161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5" calcext:value-type="float">
            <text:p>6615</text:p>
          </table:table-cell>
          <table:table-cell table:formula="of:=IF([.A1615] &lt; [.A16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table:formula="of:=IF([.A1616] &lt; [.A16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table:formula="of:=IF([.A1617] &lt; [.A16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49" calcext:value-type="float">
            <text:p>6649</text:p>
          </table:table-cell>
          <table:table-cell table:formula="of:=IF([.A1618] &lt; [.A16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619] &lt; [.A16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IF([.A1620] &lt; [.A16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5" calcext:value-type="float">
            <text:p>6645</text:p>
          </table:table-cell>
          <table:table-cell table:formula="of:=IF([.A1621] &lt; [.A16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IF([.A1622] &lt; [.A16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table:formula="of:=IF([.A1623] &lt; [.A16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IF([.A1624] &lt; [.A16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60" calcext:value-type="float">
            <text:p>6660</text:p>
          </table:table-cell>
          <table:table-cell table:formula="of:=IF([.A1625] &lt; [.A16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4" calcext:value-type="float">
            <text:p>6664</text:p>
          </table:table-cell>
          <table:table-cell table:formula="of:=IF([.A1626] &lt; [.A16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IF([.A1627] &lt; [.A16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IF([.A1628] &lt; [.A16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85" calcext:value-type="float">
            <text:p>6685</text:p>
          </table:table-cell>
          <table:table-cell table:formula="of:=IF([.A1629] &lt; [.A16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4" calcext:value-type="float">
            <text:p>6694</text:p>
          </table:table-cell>
          <table:table-cell table:formula="of:=IF([.A1630] &lt; [.A16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5" calcext:value-type="float">
            <text:p>6695</text:p>
          </table:table-cell>
          <table:table-cell table:formula="of:=IF([.A1631] &lt; [.A16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IF([.A1632] &lt; [.A16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3" calcext:value-type="float">
            <text:p>6693</text:p>
          </table:table-cell>
          <table:table-cell table:formula="of:=IF([.A1633] &lt; [.A16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4" calcext:value-type="float">
            <text:p>6694</text:p>
          </table:table-cell>
          <table:table-cell table:formula="of:=IF([.A1634] &lt; [.A16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IF([.A1635] &lt; [.A16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2" calcext:value-type="float">
            <text:p>6702</text:p>
          </table:table-cell>
          <table:table-cell table:formula="of:=IF([.A1636] &lt; [.A163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IF([.A1637] &lt; [.A16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3" calcext:value-type="float">
            <text:p>6693</text:p>
          </table:table-cell>
          <table:table-cell table:formula="of:=IF([.A1638] &lt; [.A16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694" calcext:value-type="float">
            <text:p>6694</text:p>
          </table:table-cell>
          <table:table-cell table:formula="of:=IF([.A1639] &lt; [.A16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1" calcext:value-type="float">
            <text:p>6691</text:p>
          </table:table-cell>
          <table:table-cell table:formula="of:=IF([.A1640] &lt; [.A16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5" calcext:value-type="float">
            <text:p>6725</text:p>
          </table:table-cell>
          <table:table-cell table:formula="of:=IF([.A1641] &lt; [.A16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8" calcext:value-type="float">
            <text:p>6728</text:p>
          </table:table-cell>
          <table:table-cell table:formula="of:=IF([.A1642] &lt; [.A164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5" calcext:value-type="float">
            <text:p>6715</text:p>
          </table:table-cell>
          <table:table-cell table:formula="of:=IF([.A1643] &lt; [.A16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2" calcext:value-type="float">
            <text:p>6722</text:p>
          </table:table-cell>
          <table:table-cell table:formula="of:=IF([.A1644] &lt; [.A16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8" calcext:value-type="float">
            <text:p>6728</text:p>
          </table:table-cell>
          <table:table-cell table:formula="of:=IF([.A1645] &lt; [.A16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29" calcext:value-type="float">
            <text:p>6729</text:p>
          </table:table-cell>
          <table:table-cell table:formula="of:=IF([.A1646] &lt; [.A16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table:formula="of:=IF([.A1647] &lt; [.A16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IF([.A1648] &lt; [.A16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3" calcext:value-type="float">
            <text:p>6753</text:p>
          </table:table-cell>
          <table:table-cell table:formula="of:=IF([.A1649] &lt; [.A16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4" calcext:value-type="float">
            <text:p>6754</text:p>
          </table:table-cell>
          <table:table-cell table:formula="of:=IF([.A1650] &lt; [.A165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2" calcext:value-type="float">
            <text:p>6752</text:p>
          </table:table-cell>
          <table:table-cell table:formula="of:=IF([.A1651] &lt; [.A16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53" calcext:value-type="float">
            <text:p>6753</text:p>
          </table:table-cell>
          <table:table-cell table:formula="of:=IF([.A1652] &lt; [.A16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61" calcext:value-type="float">
            <text:p>6761</text:p>
          </table:table-cell>
          <table:table-cell table:formula="of:=IF([.A1653] &lt; [.A16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IF([.A1654] &lt; [.A16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table:formula="of:=IF([.A1655] &lt; [.A16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8" calcext:value-type="float">
            <text:p>6778</text:p>
          </table:table-cell>
          <table:table-cell table:formula="of:=IF([.A1656] &lt; [.A16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79" calcext:value-type="float">
            <text:p>6779</text:p>
          </table:table-cell>
          <table:table-cell table:formula="of:=IF([.A1657] &lt; [.A16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IF([.A1658] &lt; [.A16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19" calcext:value-type="float">
            <text:p>6819</text:p>
          </table:table-cell>
          <table:table-cell table:formula="of:=IF([.A1659] &lt; [.A16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7" calcext:value-type="float">
            <text:p>6797</text:p>
          </table:table-cell>
          <table:table-cell table:formula="of:=IF([.A1660] &lt; [.A16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799" calcext:value-type="float">
            <text:p>6799</text:p>
          </table:table-cell>
          <table:table-cell table:formula="of:=IF([.A1661] &lt; [.A16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8" calcext:value-type="float">
            <text:p>6798</text:p>
          </table:table-cell>
          <table:table-cell table:formula="of:=IF([.A1662] &lt; [.A16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IF([.A1663] &lt; [.A16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09" calcext:value-type="float">
            <text:p>6809</text:p>
          </table:table-cell>
          <table:table-cell table:formula="of:=IF([.A1664] &lt; [.A16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37" calcext:value-type="float">
            <text:p>6837</text:p>
          </table:table-cell>
          <table:table-cell table:formula="of:=IF([.A1665] &lt; [.A16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666] &lt; [.A16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4" calcext:value-type="float">
            <text:p>6864</text:p>
          </table:table-cell>
          <table:table-cell table:formula="of:=IF([.A1667] &lt; [.A16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5" calcext:value-type="float">
            <text:p>6865</text:p>
          </table:table-cell>
          <table:table-cell table:formula="of:=IF([.A1668] &lt; [.A16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8" calcext:value-type="float">
            <text:p>6868</text:p>
          </table:table-cell>
          <table:table-cell table:formula="of:=IF([.A1669] &lt; [.A16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69" calcext:value-type="float">
            <text:p>6869</text:p>
          </table:table-cell>
          <table:table-cell table:formula="of:=IF([.A1670] &lt; [.A167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[.A1671] &lt; [.A16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formula="of:=IF([.A1672] &lt; [.A16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1" calcext:value-type="float">
            <text:p>6871</text:p>
          </table:table-cell>
          <table:table-cell table:formula="of:=IF([.A1673] &lt; [.A16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IF([.A1674] &lt; [.A167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IF([.A1675] &lt; [.A16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3" calcext:value-type="float">
            <text:p>6873</text:p>
          </table:table-cell>
          <table:table-cell table:formula="of:=IF([.A1676] &lt; [.A16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IF([.A1677] &lt; [.A16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7" calcext:value-type="float">
            <text:p>6867</text:p>
          </table:table-cell>
          <table:table-cell table:formula="of:=IF([.A1678] &lt; [.A16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77" calcext:value-type="float">
            <text:p>6877</text:p>
          </table:table-cell>
          <table:table-cell table:formula="of:=IF([.A1679] &lt; [.A16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6" calcext:value-type="float">
            <text:p>6876</text:p>
          </table:table-cell>
          <table:table-cell table:formula="of:=IF([.A1680] &lt; [.A16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IF([.A1681] &lt; [.A16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IF([.A1682] &lt; [.A16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2" calcext:value-type="float">
            <text:p>6902</text:p>
          </table:table-cell>
          <table:table-cell table:formula="of:=IF([.A1683] &lt; [.A16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IF([.A1684] &lt; [.A16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05" calcext:value-type="float">
            <text:p>6905</text:p>
          </table:table-cell>
          <table:table-cell table:formula="of:=IF([.A1685] &lt; [.A16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15" calcext:value-type="float">
            <text:p>6915</text:p>
          </table:table-cell>
          <table:table-cell table:formula="of:=IF([.A1686] &lt; [.A168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8" calcext:value-type="float">
            <text:p>6908</text:p>
          </table:table-cell>
          <table:table-cell table:formula="of:=IF([.A1687] &lt; [.A16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table:formula="of:=IF([.A1688] &lt; [.A16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IF([.A1689] &lt; [.A16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35" calcext:value-type="float">
            <text:p>6935</text:p>
          </table:table-cell>
          <table:table-cell table:formula="of:=IF([.A1690] &lt; [.A16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2" calcext:value-type="float">
            <text:p>6942</text:p>
          </table:table-cell>
          <table:table-cell table:formula="of:=IF([.A1691] &lt; [.A16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3" calcext:value-type="float">
            <text:p>6943</text:p>
          </table:table-cell>
          <table:table-cell table:formula="of:=IF([.A1692] &lt; [.A16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5" calcext:value-type="float">
            <text:p>6945</text:p>
          </table:table-cell>
          <table:table-cell table:formula="of:=IF([.A1693] &lt; [.A16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8" calcext:value-type="float">
            <text:p>6948</text:p>
          </table:table-cell>
          <table:table-cell table:formula="of:=IF([.A1694] &lt; [.A16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3" calcext:value-type="float">
            <text:p>6943</text:p>
          </table:table-cell>
          <table:table-cell table:formula="of:=IF([.A1695] &lt; [.A16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47" calcext:value-type="float">
            <text:p>6947</text:p>
          </table:table-cell>
          <table:table-cell table:formula="of:=IF([.A1696] &lt; [.A16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IF([.A1697] &lt; [.A16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93" calcext:value-type="float">
            <text:p>6993</text:p>
          </table:table-cell>
          <table:table-cell table:formula="of:=IF([.A1698] &lt; [.A16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3" calcext:value-type="float">
            <text:p>7013</text:p>
          </table:table-cell>
          <table:table-cell table:formula="of:=IF([.A1699] &lt; [.A17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4" calcext:value-type="float">
            <text:p>7014</text:p>
          </table:table-cell>
          <table:table-cell table:formula="of:=IF([.A1700] &lt; [.A17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7" calcext:value-type="float">
            <text:p>6997</text:p>
          </table:table-cell>
          <table:table-cell table:formula="of:=IF([.A1701] &lt; [.A170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IF([.A1702] &lt; [.A17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table:formula="of:=IF([.A1703] &lt; [.A170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5" calcext:value-type="float">
            <text:p>6975</text:p>
          </table:table-cell>
          <table:table-cell table:formula="of:=IF([.A1704] &lt; [.A17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IF([.A1705] &lt; [.A17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IF([.A1706] &lt; [.A170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991" calcext:value-type="float">
            <text:p>6991</text:p>
          </table:table-cell>
          <table:table-cell table:formula="of:=IF([.A1707] &lt; [.A17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table:formula="of:=IF([.A1708] &lt; [.A17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IF([.A1709] &lt; [.A17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IF([.A1710] &lt; [.A17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9" calcext:value-type="float">
            <text:p>7019</text:p>
          </table:table-cell>
          <table:table-cell table:formula="of:=IF([.A1711] &lt; [.A17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1712] &lt; [.A171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IF([.A1713] &lt; [.A17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IF([.A1714] &lt; [.A17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IF([.A1715] &lt; [.A17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IF([.A1716] &lt; [.A17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IF([.A1717] &lt; [.A17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4" calcext:value-type="float">
            <text:p>7044</text:p>
          </table:table-cell>
          <table:table-cell table:formula="of:=IF([.A1718] &lt; [.A17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4" calcext:value-type="float">
            <text:p>7054</text:p>
          </table:table-cell>
          <table:table-cell table:formula="of:=IF([.A1719] &lt; [.A17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0" calcext:value-type="float">
            <text:p>7060</text:p>
          </table:table-cell>
          <table:table-cell table:formula="of:=IF([.A1720] &lt; [.A172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IF([.A1721] &lt; [.A172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7" calcext:value-type="float">
            <text:p>7057</text:p>
          </table:table-cell>
          <table:table-cell table:formula="of:=IF([.A1722] &lt; [.A17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61" calcext:value-type="float">
            <text:p>7061</text:p>
          </table:table-cell>
          <table:table-cell table:formula="of:=IF([.A1723] &lt; [.A172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IF([.A1724] &lt; [.A17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IF([.A1725] &lt; [.A17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table:formula="of:=IF([.A1726] &lt; [.A17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IF([.A1727] &lt; [.A172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9" calcext:value-type="float">
            <text:p>7039</text:p>
          </table:table-cell>
          <table:table-cell table:formula="of:=IF([.A1728] &lt; [.A17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table:formula="of:=IF([.A1729] &lt; [.A173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9" calcext:value-type="float">
            <text:p>7039</text:p>
          </table:table-cell>
          <table:table-cell table:formula="of:=IF([.A1730] &lt; [.A173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7" calcext:value-type="float">
            <text:p>7037</text:p>
          </table:table-cell>
          <table:table-cell table:formula="of:=IF([.A1731] &lt; [.A17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49" calcext:value-type="float">
            <text:p>7049</text:p>
          </table:table-cell>
          <table:table-cell table:formula="of:=IF([.A1732] &lt; [.A17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6" calcext:value-type="float">
            <text:p>7056</text:p>
          </table:table-cell>
          <table:table-cell table:formula="of:=IF([.A1733] &lt; [.A17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57" calcext:value-type="float">
            <text:p>7057</text:p>
          </table:table-cell>
          <table:table-cell table:formula="of:=IF([.A1734] &lt; [.A173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72" calcext:value-type="float">
            <text:p>7072</text:p>
          </table:table-cell>
          <table:table-cell table:formula="of:=IF([.A1735] &lt; [.A17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table:formula="of:=IF([.A1736] &lt; [.A17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1" calcext:value-type="float">
            <text:p>7101</text:p>
          </table:table-cell>
          <table:table-cell table:formula="of:=IF([.A1737] &lt; [.A17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table:formula="of:=IF([.A1738] &lt; [.A17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formula="of:=IF([.A1739] &lt; [.A174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3" calcext:value-type="float">
            <text:p>7103</text:p>
          </table:table-cell>
          <table:table-cell table:formula="of:=IF([.A1740] &lt; [.A17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6" calcext:value-type="float">
            <text:p>7106</text:p>
          </table:table-cell>
          <table:table-cell table:formula="of:=IF([.A1741] &lt; [.A17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7" calcext:value-type="float">
            <text:p>7107</text:p>
          </table:table-cell>
          <table:table-cell table:formula="of:=IF([.A1742] &lt; [.A17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08" calcext:value-type="float">
            <text:p>7108</text:p>
          </table:table-cell>
          <table:table-cell table:formula="of:=IF([.A1743] &lt; [.A17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IF([.A1744] &lt; [.A17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IF([.A1745] &lt; [.A17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19" calcext:value-type="float">
            <text:p>7119</text:p>
          </table:table-cell>
          <table:table-cell table:formula="of:=IF([.A1746] &lt; [.A174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IF([.A1747] &lt; [.A17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2" calcext:value-type="float">
            <text:p>7132</text:p>
          </table:table-cell>
          <table:table-cell table:formula="of:=IF([.A1748] &lt; [.A174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IF([.A1749] &lt; [.A17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IF([.A1750] &lt; [.A17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3" calcext:value-type="float">
            <text:p>7143</text:p>
          </table:table-cell>
          <table:table-cell table:formula="of:=IF([.A1751] &lt; [.A17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5" calcext:value-type="float">
            <text:p>7135</text:p>
          </table:table-cell>
          <table:table-cell table:formula="of:=IF([.A1752] &lt; [.A17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38" calcext:value-type="float">
            <text:p>7138</text:p>
          </table:table-cell>
          <table:table-cell table:formula="of:=IF([.A1753] &lt; [.A17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2" calcext:value-type="float">
            <text:p>7152</text:p>
          </table:table-cell>
          <table:table-cell table:formula="of:=IF([.A1754] &lt; [.A17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IF([.A1755] &lt; [.A17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756] &lt; [.A17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1" calcext:value-type="float">
            <text:p>7181</text:p>
          </table:table-cell>
          <table:table-cell table:formula="of:=IF([.A1757] &lt; [.A17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2" calcext:value-type="float">
            <text:p>7182</text:p>
          </table:table-cell>
          <table:table-cell table:formula="of:=IF([.A1758] &lt; [.A175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9" calcext:value-type="float">
            <text:p>7179</text:p>
          </table:table-cell>
          <table:table-cell table:formula="of:=IF([.A1759] &lt; [.A17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760] &lt; [.A17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4" calcext:value-type="float">
            <text:p>7174</text:p>
          </table:table-cell>
          <table:table-cell table:formula="of:=IF([.A1761] &lt; [.A176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2" calcext:value-type="float">
            <text:p>7172</text:p>
          </table:table-cell>
          <table:table-cell table:formula="of:=IF([.A1762] &lt; [.A176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2" calcext:value-type="float">
            <text:p>7162</text:p>
          </table:table-cell>
          <table:table-cell table:formula="of:=IF([.A1763] &lt; [.A17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IF([.A1764] &lt; [.A17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table:formula="of:=IF([.A1765] &lt; [.A17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87" calcext:value-type="float">
            <text:p>7187</text:p>
          </table:table-cell>
          <table:table-cell table:formula="of:=IF([.A1766] &lt; [.A176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IF([.A1767] &lt; [.A17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9" calcext:value-type="float">
            <text:p>7159</text:p>
          </table:table-cell>
          <table:table-cell table:formula="of:=IF([.A1768] &lt; [.A176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5" calcext:value-type="float">
            <text:p>7145</text:p>
          </table:table-cell>
          <table:table-cell table:formula="of:=IF([.A1769] &lt; [.A17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IF([.A1770] &lt; [.A17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IF([.A1771] &lt; [.A177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IF([.A1772] &lt; [.A17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IF([.A1773] &lt; [.A17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table:formula="of:=IF([.A1774] &lt; [.A17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1" calcext:value-type="float">
            <text:p>7161</text:p>
          </table:table-cell>
          <table:table-cell table:formula="of:=IF([.A1775] &lt; [.A17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2" calcext:value-type="float">
            <text:p>7162</text:p>
          </table:table-cell>
          <table:table-cell table:formula="of:=IF([.A1776] &lt; [.A17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IF([.A1777] &lt; [.A17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IF([.A1778] &lt; [.A17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IF([.A1779] &lt; [.A17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IF([.A1780] &lt; [.A17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IF([.A1781] &lt; [.A178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IF([.A1782] &lt; [.A17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7" calcext:value-type="float">
            <text:p>7167</text:p>
          </table:table-cell>
          <table:table-cell table:formula="of:=IF([.A1783] &lt; [.A17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69" calcext:value-type="float">
            <text:p>7169</text:p>
          </table:table-cell>
          <table:table-cell table:formula="of:=IF([.A1784] &lt; [.A17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IF([.A1785] &lt; [.A17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8" calcext:value-type="float">
            <text:p>7178</text:p>
          </table:table-cell>
          <table:table-cell table:formula="of:=IF([.A1786] &lt; [.A17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9" calcext:value-type="float">
            <text:p>7179</text:p>
          </table:table-cell>
          <table:table-cell table:formula="of:=IF([.A1787] &lt; [.A178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IF([.A1788] &lt; [.A17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IF([.A1789] &lt; [.A17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IF([.A1790] &lt; [.A17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3" calcext:value-type="float">
            <text:p>7203</text:p>
          </table:table-cell>
          <table:table-cell table:formula="of:=IF([.A1791] &lt; [.A179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4" calcext:value-type="float">
            <text:p>7194</text:p>
          </table:table-cell>
          <table:table-cell table:formula="of:=IF([.A1792] &lt; [.A179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7" calcext:value-type="float">
            <text:p>7187</text:p>
          </table:table-cell>
          <table:table-cell table:formula="of:=IF([.A1793] &lt; [.A17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1" calcext:value-type="float">
            <text:p>7191</text:p>
          </table:table-cell>
          <table:table-cell table:formula="of:=IF([.A1794] &lt; [.A17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2" calcext:value-type="float">
            <text:p>7202</text:p>
          </table:table-cell>
          <table:table-cell table:formula="of:=IF([.A1795] &lt; [.A179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IF([.A1796] &lt; [.A17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199" calcext:value-type="float">
            <text:p>7199</text:p>
          </table:table-cell>
          <table:table-cell table:formula="of:=IF([.A1797] &lt; [.A17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IF([.A1798] &lt; [.A17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6" calcext:value-type="float">
            <text:p>7206</text:p>
          </table:table-cell>
          <table:table-cell table:formula="of:=IF([.A1799] &lt; [.A18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IF([.A1800] &lt; [.A180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IF([.A1801] &lt; [.A18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802] &lt; [.A180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IF([.A1803] &lt; [.A18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804] &lt; [.A18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IF([.A1805] &lt; [.A18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7" calcext:value-type="float">
            <text:p>7217</text:p>
          </table:table-cell>
          <table:table-cell table:formula="of:=IF([.A1806] &lt; [.A18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IF([.A1807] &lt; [.A180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formula="of:=IF([.A1808] &lt; [.A18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809] &lt; [.A18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IF([.A1810] &lt; [.A18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IF([.A1811] &lt; [.A181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2" calcext:value-type="float">
            <text:p>7212</text:p>
          </table:table-cell>
          <table:table-cell table:formula="of:=IF([.A1812] &lt; [.A18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IF([.A1813] &lt; [.A181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2" calcext:value-type="float">
            <text:p>7222</text:p>
          </table:table-cell>
          <table:table-cell table:formula="of:=IF([.A1814] &lt; [.A18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26" calcext:value-type="float">
            <text:p>7226</text:p>
          </table:table-cell>
          <table:table-cell table:formula="of:=IF([.A1815] &lt; [.A18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1" calcext:value-type="float">
            <text:p>7231</text:p>
          </table:table-cell>
          <table:table-cell table:formula="of:=IF([.A1816] &lt; [.A181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IF([.A1817] &lt; [.A18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table:formula="of:=IF([.A1818] &lt; [.A181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IF([.A1819] &lt; [.A18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table:formula="of:=IF([.A1820] &lt; [.A18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0" calcext:value-type="float">
            <text:p>7250</text:p>
          </table:table-cell>
          <table:table-cell table:formula="of:=IF([.A1821] &lt; [.A18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2" calcext:value-type="float">
            <text:p>7252</text:p>
          </table:table-cell>
          <table:table-cell table:formula="of:=IF([.A1822] &lt; [.A18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55" calcext:value-type="float">
            <text:p>7255</text:p>
          </table:table-cell>
          <table:table-cell table:formula="of:=IF([.A1823] &lt; [.A18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IF([.A1824] &lt; [.A182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79" calcext:value-type="float">
            <text:p>7279</text:p>
          </table:table-cell>
          <table:table-cell table:formula="of:=IF([.A1825] &lt; [.A18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84" calcext:value-type="float">
            <text:p>7284</text:p>
          </table:table-cell>
          <table:table-cell table:formula="of:=IF([.A1826] &lt; [.A18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table:formula="of:=IF([.A1827] &lt; [.A18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IF([.A1828] &lt; [.A182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94" calcext:value-type="float">
            <text:p>7294</text:p>
          </table:table-cell>
          <table:table-cell table:formula="of:=IF([.A1829] &lt; [.A18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IF([.A1830] &lt; [.A18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IF([.A1831] &lt; [.A18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6" calcext:value-type="float">
            <text:p>7326</text:p>
          </table:table-cell>
          <table:table-cell table:formula="of:=IF([.A1832] &lt; [.A183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IF([.A1833] &lt; [.A18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table:formula="of:=IF([.A1834] &lt; [.A18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6" calcext:value-type="float">
            <text:p>7326</text:p>
          </table:table-cell>
          <table:table-cell table:formula="of:=IF([.A1835] &lt; [.A183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5" calcext:value-type="float">
            <text:p>7325</text:p>
          </table:table-cell>
          <table:table-cell table:formula="of:=IF([.A1836] &lt; [.A18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table:formula="of:=IF([.A1837] &lt; [.A183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5" calcext:value-type="float">
            <text:p>7335</text:p>
          </table:table-cell>
          <table:table-cell table:formula="of:=IF([.A1838] &lt; [.A183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table:formula="of:=IF([.A1839] &lt; [.A18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44" calcext:value-type="float">
            <text:p>7344</text:p>
          </table:table-cell>
          <table:table-cell table:formula="of:=IF([.A1840] &lt; [.A184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table:formula="of:=IF([.A1841] &lt; [.A18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IF([.A1842] &lt; [.A18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table:formula="of:=IF([.A1843] &lt; [.A18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IF([.A1844] &lt; [.A18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table:formula="of:=IF([.A1845] &lt; [.A18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IF([.A1846] &lt; [.A18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2" calcext:value-type="float">
            <text:p>7382</text:p>
          </table:table-cell>
          <table:table-cell table:formula="of:=IF([.A1847] &lt; [.A18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87" calcext:value-type="float">
            <text:p>7387</text:p>
          </table:table-cell>
          <table:table-cell table:formula="of:=IF([.A1848] &lt; [.A18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1" calcext:value-type="float">
            <text:p>7401</text:p>
          </table:table-cell>
          <table:table-cell table:formula="of:=IF([.A1849] &lt; [.A185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IF([.A1850] &lt; [.A18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IF([.A1851] &lt; [.A185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formula="of:=IF([.A1852] &lt; [.A185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06" calcext:value-type="float">
            <text:p>7406</text:p>
          </table:table-cell>
          <table:table-cell table:formula="of:=IF([.A1853] &lt; [.A185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5" calcext:value-type="float">
            <text:p>7405</text:p>
          </table:table-cell>
          <table:table-cell table:formula="of:=IF([.A1854] &lt; [.A18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IF([.A1855] &lt; [.A185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IF([.A1856] &lt; [.A18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26" calcext:value-type="float">
            <text:p>7426</text:p>
          </table:table-cell>
          <table:table-cell table:formula="of:=IF([.A1857] &lt; [.A18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32" calcext:value-type="float">
            <text:p>7432</text:p>
          </table:table-cell>
          <table:table-cell table:formula="of:=IF([.A1858] &lt; [.A18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49" calcext:value-type="float">
            <text:p>7449</text:p>
          </table:table-cell>
          <table:table-cell table:formula="of:=IF([.A1859] &lt; [.A186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IF([.A1860] &lt; [.A186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4" calcext:value-type="float">
            <text:p>7444</text:p>
          </table:table-cell>
          <table:table-cell table:formula="of:=IF([.A1861] &lt; [.A18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formula="of:=IF([.A1862] &lt; [.A18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IF([.A1863] &lt; [.A18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56" calcext:value-type="float">
            <text:p>7456</text:p>
          </table:table-cell>
          <table:table-cell table:formula="of:=IF([.A1864] &lt; [.A18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IF([.A1865] &lt; [.A186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72" calcext:value-type="float">
            <text:p>7472</text:p>
          </table:table-cell>
          <table:table-cell table:formula="of:=IF([.A1866] &lt; [.A18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table:formula="of:=IF([.A1867] &lt; [.A18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4" calcext:value-type="float">
            <text:p>7514</text:p>
          </table:table-cell>
          <table:table-cell table:formula="of:=IF([.A1868] &lt; [.A18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5" calcext:value-type="float">
            <text:p>7515</text:p>
          </table:table-cell>
          <table:table-cell table:formula="of:=IF([.A1869] &lt; [.A187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IF([.A1870] &lt; [.A18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5" calcext:value-type="float">
            <text:p>7515</text:p>
          </table:table-cell>
          <table:table-cell table:formula="of:=IF([.A1871] &lt; [.A18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17" calcext:value-type="float">
            <text:p>7517</text:p>
          </table:table-cell>
          <table:table-cell table:formula="of:=IF([.A1872] &lt; [.A187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4" calcext:value-type="float">
            <text:p>7514</text:p>
          </table:table-cell>
          <table:table-cell table:formula="of:=IF([.A1873] &lt; [.A18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8" calcext:value-type="float">
            <text:p>7538</text:p>
          </table:table-cell>
          <table:table-cell table:formula="of:=IF([.A1874] &lt; [.A18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IF([.A1875] &lt; [.A18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table:formula="of:=IF([.A1876] &lt; [.A18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6" calcext:value-type="float">
            <text:p>7556</text:p>
          </table:table-cell>
          <table:table-cell table:formula="of:=IF([.A1877] &lt; [.A187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57" calcext:value-type="float">
            <text:p>7557</text:p>
          </table:table-cell>
          <table:table-cell table:formula="of:=IF([.A1878] &lt; [.A187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3" calcext:value-type="float">
            <text:p>7553</text:p>
          </table:table-cell>
          <table:table-cell table:formula="of:=IF([.A1879] &lt; [.A188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9" calcext:value-type="float">
            <text:p>7549</text:p>
          </table:table-cell>
          <table:table-cell table:formula="of:=IF([.A1880] &lt; [.A188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6" calcext:value-type="float">
            <text:p>7546</text:p>
          </table:table-cell>
          <table:table-cell table:formula="of:=IF([.A1881] &lt; [.A18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IF([.A1882] &lt; [.A18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7" calcext:value-type="float">
            <text:p>7567</text:p>
          </table:table-cell>
          <table:table-cell table:formula="of:=IF([.A1883] &lt; [.A188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4" calcext:value-type="float">
            <text:p>7564</text:p>
          </table:table-cell>
          <table:table-cell table:formula="of:=IF([.A1884] &lt; [.A18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5" calcext:value-type="float">
            <text:p>7565</text:p>
          </table:table-cell>
          <table:table-cell table:formula="of:=IF([.A1885] &lt; [.A188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table:formula="of:=IF([.A1886] &lt; [.A18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IF([.A1887] &lt; [.A18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IF([.A1888] &lt; [.A18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1" calcext:value-type="float">
            <text:p>7571</text:p>
          </table:table-cell>
          <table:table-cell table:formula="of:=IF([.A1889] &lt; [.A189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table:formula="of:=IF([.A1890] &lt; [.A18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72" calcext:value-type="float">
            <text:p>7572</text:p>
          </table:table-cell>
          <table:table-cell table:formula="of:=IF([.A1891] &lt; [.A18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table:formula="of:=IF([.A1892] &lt; [.A18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IF([.A1893] &lt; [.A18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95" calcext:value-type="float">
            <text:p>7595</text:p>
          </table:table-cell>
          <table:table-cell table:formula="of:=IF([.A1894] &lt; [.A189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IF([.A1895] &lt; [.A18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14" calcext:value-type="float">
            <text:p>7614</text:p>
          </table:table-cell>
          <table:table-cell table:formula="of:=IF([.A1896] &lt; [.A18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22" calcext:value-type="float">
            <text:p>7622</text:p>
          </table:table-cell>
          <table:table-cell table:formula="of:=IF([.A1897] &lt; [.A189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IF([.A1898] &lt; [.A18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IF([.A1899] &lt; [.A19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table:formula="of:=IF([.A1900] &lt; [.A1901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table:formula="of:=IF([.A1901] &lt; [.A190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59" calcext:value-type="float">
            <text:p>7659</text:p>
          </table:table-cell>
          <table:table-cell table:formula="of:=IF([.A1902] &lt; [.A190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8" calcext:value-type="float">
            <text:p>7658</text:p>
          </table:table-cell>
          <table:table-cell table:formula="of:=IF([.A1903] &lt; [.A190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IF([.A1904] &lt; [.A190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table:formula="of:=IF([.A1905] &lt; [.A190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5" calcext:value-type="float">
            <text:p>7665</text:p>
          </table:table-cell>
          <table:table-cell table:formula="of:=IF([.A1906] &lt; [.A1907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formula="of:=IF([.A1907] &lt; [.A190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6" calcext:value-type="float">
            <text:p>7666</text:p>
          </table:table-cell>
          <table:table-cell table:formula="of:=IF([.A1908] &lt; [.A190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IF([.A1909] &lt; [.A191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IF([.A1910] &lt; [.A191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IF([.A1911] &lt; [.A191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2" calcext:value-type="float">
            <text:p>7682</text:p>
          </table:table-cell>
          <table:table-cell table:formula="of:=IF([.A1912] &lt; [.A191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83" calcext:value-type="float">
            <text:p>7683</text:p>
          </table:table-cell>
          <table:table-cell table:formula="of:=IF([.A1913] &lt; [.A1914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IF([.A1914] &lt; [.A191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2" calcext:value-type="float">
            <text:p>7692</text:p>
          </table:table-cell>
          <table:table-cell table:formula="of:=IF([.A1915] &lt; [.A191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IF([.A1916] &lt; [.A191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99" calcext:value-type="float">
            <text:p>7699</text:p>
          </table:table-cell>
          <table:table-cell table:formula="of:=IF([.A1917] &lt; [.A191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IF([.A1918] &lt; [.A191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IF([.A1919] &lt; [.A192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table:formula="of:=IF([.A1920] &lt; [.A192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table:formula="of:=IF([.A1921] &lt; [.A192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33" calcext:value-type="float">
            <text:p>7733</text:p>
          </table:table-cell>
          <table:table-cell table:formula="of:=IF([.A1922] &lt; [.A192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48" calcext:value-type="float">
            <text:p>7748</text:p>
          </table:table-cell>
          <table:table-cell table:formula="of:=IF([.A1923] &lt; [.A192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IF([.A1924] &lt; [.A192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7" calcext:value-type="float">
            <text:p>7747</text:p>
          </table:table-cell>
          <table:table-cell table:formula="of:=IF([.A1925] &lt; [.A192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48" calcext:value-type="float">
            <text:p>7748</text:p>
          </table:table-cell>
          <table:table-cell table:formula="of:=IF([.A1926] &lt; [.A192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IF([.A1927] &lt; [.A192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IF([.A1928] &lt; [.A192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IF([.A1929] &lt; [.A193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78" calcext:value-type="float">
            <text:p>7778</text:p>
          </table:table-cell>
          <table:table-cell table:formula="of:=IF([.A1930] &lt; [.A193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table:formula="of:=IF([.A1931] &lt; [.A193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1" calcext:value-type="float">
            <text:p>7781</text:p>
          </table:table-cell>
          <table:table-cell table:formula="of:=IF([.A1932] &lt; [.A193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table:formula="of:=IF([.A1933] &lt; [.A193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table:formula="of:=IF([.A1934] &lt; [.A193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table:formula="of:=IF([.A1935] &lt; [.A193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table:formula="of:=IF([.A1936] &lt; [.A193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4" calcext:value-type="float">
            <text:p>7814</text:p>
          </table:table-cell>
          <table:table-cell table:formula="of:=IF([.A1937] &lt; [.A193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table:formula="of:=IF([.A1938] &lt; [.A1939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7" calcext:value-type="float">
            <text:p>7787</text:p>
          </table:table-cell>
          <table:table-cell table:formula="of:=IF([.A1939] &lt; [.A194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88" calcext:value-type="float">
            <text:p>7788</text:p>
          </table:table-cell>
          <table:table-cell table:formula="of:=IF([.A1940] &lt; [.A194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2" calcext:value-type="float">
            <text:p>7802</text:p>
          </table:table-cell>
          <table:table-cell table:formula="of:=IF([.A1941] &lt; [.A194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IF([.A1942] &lt; [.A194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3" calcext:value-type="float">
            <text:p>7813</text:p>
          </table:table-cell>
          <table:table-cell table:formula="of:=IF([.A1943] &lt; [.A194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5" calcext:value-type="float">
            <text:p>7815</text:p>
          </table:table-cell>
          <table:table-cell table:formula="of:=IF([.A1944] &lt; [.A194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IF([.A1945] &lt; [.A194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table:formula="of:=IF([.A1946] &lt; [.A194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IF([.A1947] &lt; [.A194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table:formula="of:=IF([.A1948] &lt; [.A194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68" calcext:value-type="float">
            <text:p>7868</text:p>
          </table:table-cell>
          <table:table-cell table:formula="of:=IF([.A1949] &lt; [.A195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4" calcext:value-type="float">
            <text:p>7874</text:p>
          </table:table-cell>
          <table:table-cell table:formula="of:=IF([.A1950] &lt; [.A195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IF([.A1951] &lt; [.A1952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3" calcext:value-type="float">
            <text:p>7873</text:p>
          </table:table-cell>
          <table:table-cell table:formula="of:=IF([.A1952] &lt; [.A1953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4" calcext:value-type="float">
            <text:p>7854</text:p>
          </table:table-cell>
          <table:table-cell table:formula="of:=IF([.A1953] &lt; [.A195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1" calcext:value-type="float">
            <text:p>7871</text:p>
          </table:table-cell>
          <table:table-cell table:formula="of:=IF([.A1954] &lt; [.A195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77" calcext:value-type="float">
            <text:p>7877</text:p>
          </table:table-cell>
          <table:table-cell table:formula="of:=IF([.A1955] &lt; [.A195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6" calcext:value-type="float">
            <text:p>7876</text:p>
          </table:table-cell>
          <table:table-cell table:formula="of:=IF([.A1956] &lt; [.A195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3" calcext:value-type="float">
            <text:p>7883</text:p>
          </table:table-cell>
          <table:table-cell table:formula="of:=IF([.A1957] &lt; [.A195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IF([.A1958] &lt; [.A195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7" calcext:value-type="float">
            <text:p>7887</text:p>
          </table:table-cell>
          <table:table-cell table:formula="of:=IF([.A1959] &lt; [.A1960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6" calcext:value-type="float">
            <text:p>7886</text:p>
          </table:table-cell>
          <table:table-cell table:formula="of:=IF([.A1960] &lt; [.A196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89" calcext:value-type="float">
            <text:p>7889</text:p>
          </table:table-cell>
          <table:table-cell table:formula="of:=IF([.A1961] &lt; [.A196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IF([.A1962] &lt; [.A196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IF([.A1963] &lt; [.A196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IF([.A1964] &lt; [.A196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table:formula="of:=IF([.A1965] &lt; [.A1966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IF([.A1966] &lt; [.A196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table:formula="of:=IF([.A1967] &lt; [.A196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3" calcext:value-type="float">
            <text:p>7913</text:p>
          </table:table-cell>
          <table:table-cell table:formula="of:=IF([.A1968] &lt; [.A196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8" calcext:value-type="float">
            <text:p>7918</text:p>
          </table:table-cell>
          <table:table-cell table:formula="of:=IF([.A1969] &lt; [.A197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19" calcext:value-type="float">
            <text:p>7919</text:p>
          </table:table-cell>
          <table:table-cell table:formula="of:=IF([.A1970] &lt; [.A197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table:formula="of:=IF([.A1971] &lt; [.A197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7" calcext:value-type="float">
            <text:p>7947</text:p>
          </table:table-cell>
          <table:table-cell table:formula="of:=IF([.A1972] &lt; [.A197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8" calcext:value-type="float">
            <text:p>7948</text:p>
          </table:table-cell>
          <table:table-cell table:formula="of:=IF([.A1973] &lt; [.A197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49" calcext:value-type="float">
            <text:p>7949</text:p>
          </table:table-cell>
          <table:table-cell table:formula="of:=IF([.A1974] &lt; [.A197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IF([.A1975] &lt; [.A197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52" calcext:value-type="float">
            <text:p>7952</text:p>
          </table:table-cell>
          <table:table-cell table:formula="of:=IF([.A1976] &lt; [.A197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IF([.A1977] &lt; [.A1978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IF([.A1978] &lt; [.A197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IF([.A1979] &lt; [.A198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0" calcext:value-type="float">
            <text:p>8010</text:p>
          </table:table-cell>
          <table:table-cell table:formula="of:=IF([.A1980] &lt; [.A198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IF([.A1981] &lt; [.A198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4" calcext:value-type="float">
            <text:p>8014</text:p>
          </table:table-cell>
          <table:table-cell table:formula="of:=IF([.A1982] &lt; [.A198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table:formula="of:=IF([.A1983] &lt; [.A198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table:formula="of:=IF([.A1984] &lt; [.A1985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54" calcext:value-type="float">
            <text:p>8054</text:p>
          </table:table-cell>
          <table:table-cell table:formula="of:=IF([.A1985] &lt; [.A198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56" calcext:value-type="float">
            <text:p>8056</text:p>
          </table:table-cell>
          <table:table-cell table:formula="of:=IF([.A1986] &lt; [.A198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59" calcext:value-type="float">
            <text:p>8059</text:p>
          </table:table-cell>
          <table:table-cell table:formula="of:=IF([.A1987] &lt; [.A198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5" calcext:value-type="float">
            <text:p>8085</text:p>
          </table:table-cell>
          <table:table-cell table:formula="of:=IF([.A1988] &lt; [.A198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87" calcext:value-type="float">
            <text:p>8087</text:p>
          </table:table-cell>
          <table:table-cell table:formula="of:=IF([.A1989] &lt; [.A199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07" calcext:value-type="float">
            <text:p>8107</text:p>
          </table:table-cell>
          <table:table-cell table:formula="of:=IF([.A1990] &lt; [.A1991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09" calcext:value-type="float">
            <text:p>8109</text:p>
          </table:table-cell>
          <table:table-cell table:formula="of:=IF([.A1991] &lt; [.A1992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5" calcext:value-type="float">
            <text:p>8115</text:p>
          </table:table-cell>
          <table:table-cell table:formula="of:=IF([.A1992] &lt; [.A1993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1993] &lt; [.A1994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7" calcext:value-type="float">
            <text:p>8117</text:p>
          </table:table-cell>
          <table:table-cell table:formula="of:=IF([.A1994] &lt; [.A1995]; 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15" calcext:value-type="float">
            <text:p>8115</text:p>
          </table:table-cell>
          <table:table-cell table:formula="of:=IF([.A1995] &lt; [.A1996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IF([.A1996] &lt; [.A1997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19" calcext:value-type="float">
            <text:p>8119</text:p>
          </table:table-cell>
          <table:table-cell table:formula="of:=IF([.A1997] &lt; [.A1998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27" calcext:value-type="float">
            <text:p>8127</text:p>
          </table:table-cell>
          <table:table-cell table:formula="of:=IF([.A1998] &lt; [.A1999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5" calcext:value-type="float">
            <text:p>8145</text:p>
          </table:table-cell>
          <table:table-cell table:formula="of:=IF([.A1999] &lt; [.A2000]; 1; 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formula="of:=IF([.A2000] &lt; [.A2001]; 1; 0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1T13:31:21.362955562</dc:date>
    <meta:editing-duration>PT9M20S</meta:editing-duration>
    <meta:editing-cycles>1</meta:editing-cycles>
    <meta:document-statistic meta:table-count="1" meta:cell-count="4001" meta:object-count="0"/>
    <meta:generator>LibreOffice/6.4.7.2$Linux_X86_64 LibreOffice_project/40$Build-2</meta:generator>
  </office:meta>
</office:document-meta>
</file>